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9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12/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layout-cache" manifest:media-type="application/binary"/>
  <manifest:file-entry manifest:full-path="Object 14/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FreeSans1" svg:font-family="FreeSans" style:font-family-generic="swiss"/>
    <style:font-face style:name="Monospace1" svg:font-family="Monospace" style:font-pitch="fixed"/>
    <style:font-face style:name="monospace" svg:font-family="monospace" style:font-pitch="fixed"/>
    <style:font-face style:name="Calibri" svg:font-family="Calibri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WenQuanYi Zen Hei1" svg:font-family="'WenQuanYi Zen Hei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libri" fo:font-size="15pt" fo:font-weight="bold" officeooo:rsid="001afff3" officeooo:paragraph-rsid="002b690f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00" style:font-name="Calibri" fo:font-size="13pt" fo:font-weight="bold" officeooo:rsid="001afff3" officeooo:paragraph-rsid="002b690f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alibri" fo:font-size="9.5pt" fo:font-weight="normal" officeooo:rsid="001e9869" officeooo:paragraph-rsid="001f535c" style:font-size-asian="9.5pt" style:font-weight-asian="normal" style:font-size-complex="9.5pt" style:font-weight-complex="normal"/>
    </style:style>
    <style:style style:name="P4" style:family="paragraph" style:parent-style-name="Standard">
      <style:text-properties fo:color="#000000" style:font-name="Calibri" fo:font-size="9.5pt" fo:font-weight="normal" officeooo:rsid="001e9869" officeooo:paragraph-rsid="001e9869" style:font-size-asian="9.5pt" style:font-weight-asian="normal" style:font-size-complex="9.5pt" style:font-weight-complex="normal"/>
    </style:style>
    <style:style style:name="P5" style:family="paragraph" style:parent-style-name="Standard">
      <style:text-properties fo:color="#000000" style:font-name="Calibri" fo:font-size="9.5pt" fo:font-weight="normal" officeooo:rsid="001e9869" officeooo:paragraph-rsid="001d68b9" style:font-size-asian="9.5pt" style:font-weight-asian="normal" style:font-size-complex="9.5pt" style:font-weight-complex="normal"/>
    </style:style>
    <style:style style:name="P6" style:family="paragraph" style:parent-style-name="Standard">
      <style:text-properties fo:color="#000000" style:font-name="Calibri" fo:font-size="9.5pt" fo:font-weight="normal" officeooo:rsid="002b690f" officeooo:paragraph-rsid="001e9869" style:font-size-asian="9.5pt" style:font-weight-asian="normal" style:font-size-complex="9.5pt" style:font-weight-complex="normal"/>
    </style:style>
    <style:style style:name="P7" style:family="paragraph" style:parent-style-name="Standard">
      <style:text-properties fo:color="#000000" style:font-name="Calibri" fo:font-size="9.5pt" fo:font-weight="normal" officeooo:rsid="002b690f" officeooo:paragraph-rsid="002b690f" style:font-size-asian="9.5pt" style:font-weight-asian="normal" style:font-size-complex="9.5pt" style:font-weight-complex="normal"/>
    </style:style>
    <style:style style:name="P8" style:family="paragraph" style:parent-style-name="Standard">
      <style:text-properties fo:color="#000000" style:font-name="Calibri" fo:font-size="9.5pt" fo:font-weight="normal" officeooo:rsid="002b690f" officeooo:paragraph-rsid="0038de80" style:font-size-asian="9.5pt" style:font-weight-asian="normal" style:font-size-complex="9.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" fo:font-size="9.5pt" fo:font-weight="normal" officeooo:rsid="002b690f" officeooo:paragraph-rsid="002ce7e2" style:font-size-asian="9.5pt" style:font-weight-asian="normal" style:font-size-complex="9.5pt" style:font-weight-complex="normal"/>
    </style:style>
    <style:style style:name="P10" style:family="paragraph" style:parent-style-name="Standard">
      <style:text-properties fo:color="#000000" style:font-name="Calibri" fo:font-size="9.5pt" fo:font-weight="normal" officeooo:rsid="003393a3" officeooo:paragraph-rsid="003393a3" style:font-size-asian="9.5pt" style:font-weight-asian="normal" style:font-size-complex="9.5pt" style:font-weight-complex="normal"/>
    </style:style>
    <style:style style:name="P11" style:family="paragraph" style:parent-style-name="Standard">
      <style:text-properties fo:color="#000000" style:font-name="Calibri" fo:font-size="9.5pt" fo:font-weight="normal" officeooo:rsid="001ba570" officeooo:paragraph-rsid="001ba570" style:font-size-asian="9.5pt" style:font-weight-asian="normal" style:font-size-complex="9.5pt" style:font-weight-complex="normal"/>
    </style:style>
    <style:style style:name="P12" style:family="paragraph" style:parent-style-name="Standard">
      <style:text-properties fo:color="#000000" style:font-name="Calibri" fo:font-size="9.5pt" fo:font-weight="normal" officeooo:rsid="001ba570" officeooo:paragraph-rsid="002e24f7" style:font-size-asian="9.5pt" style:font-weight-asian="normal" style:font-size-complex="9.5pt" style:font-weight-complex="normal"/>
    </style:style>
    <style:style style:name="P13" style:family="paragraph" style:parent-style-name="Standard">
      <style:text-properties fo:color="#000000" style:font-name="Calibri" fo:font-size="9.5pt" fo:font-weight="normal" officeooo:rsid="001ba570" officeooo:paragraph-rsid="001a2b8c" style:font-size-asian="9.5pt" style:font-weight-asian="normal" style:font-size-complex="9.5pt" style:font-weight-complex="normal"/>
    </style:style>
    <style:style style:name="P14" style:family="paragraph" style:parent-style-name="Standard">
      <style:text-properties fo:color="#000000" style:font-name="Calibri" fo:font-size="9.5pt" fo:font-weight="normal" officeooo:rsid="001f535c" officeooo:paragraph-rsid="001f535c" style:font-size-asian="9.5pt" style:font-weight-asian="normal" style:font-size-complex="9.5pt" style:font-weight-complex="normal"/>
    </style:style>
    <style:style style:name="P15" style:family="paragraph" style:parent-style-name="Standard">
      <style:text-properties fo:color="#000000" style:font-name="Calibri" fo:font-size="9.5pt" fo:font-weight="normal" officeooo:rsid="001f535c" officeooo:paragraph-rsid="002fa871" style:font-size-asian="9.5pt" style:font-weight-asian="normal" style:font-size-complex="9.5pt" style:font-weight-complex="normal"/>
    </style:style>
    <style:style style:name="P16" style:family="paragraph" style:parent-style-name="Standard">
      <style:text-properties fo:color="#000000" style:font-name="Calibri" fo:font-size="9.5pt" fo:font-weight="normal" officeooo:rsid="001afff3" officeooo:paragraph-rsid="001afff3" style:font-size-asian="9.5pt" style:font-weight-asian="normal" style:font-size-complex="9.5pt" style:font-weight-complex="normal"/>
    </style:style>
    <style:style style:name="P17" style:family="paragraph" style:parent-style-name="Standard">
      <style:text-properties fo:color="#000000" style:font-name="Calibri" fo:font-size="9.5pt" fo:font-weight="normal" officeooo:rsid="001afff3" officeooo:paragraph-rsid="001d68b9" style:font-size-asian="9.5pt" style:font-weight-asian="normal" style:font-size-complex="9.5pt" style:font-weight-complex="normal"/>
    </style:style>
    <style:style style:name="P18" style:family="paragraph" style:parent-style-name="Standard">
      <style:text-properties fo:color="#000000" style:font-name="Calibri" fo:font-size="9.5pt" fo:font-weight="normal" officeooo:rsid="001afff3" officeooo:paragraph-rsid="002ce7e2" style:font-size-asian="9.5pt" style:font-weight-asian="normal" style:font-size-complex="9.5pt" style:font-weight-complex="normal"/>
    </style:style>
    <style:style style:name="P19" style:family="paragraph" style:parent-style-name="Standard">
      <style:text-properties fo:color="#000000" style:font-name="Calibri" fo:font-size="9.5pt" fo:font-weight="normal" officeooo:rsid="001afff3" officeooo:paragraph-rsid="001ba570" style:font-size-asian="9.5pt" style:font-weight-asian="normal" style:font-size-complex="9.5pt" style:font-weight-complex="normal"/>
    </style:style>
    <style:style style:name="P20" style:family="paragraph" style:parent-style-name="Standard">
      <style:text-properties fo:color="#000000" style:font-name="Calibri" fo:font-size="9.5pt" fo:font-weight="normal" officeooo:rsid="001afff3" officeooo:paragraph-rsid="002b690f" style:font-size-asian="9.5pt" style:font-weight-asian="normal" style:font-size-complex="9.5pt" style:font-weight-complex="normal"/>
    </style:style>
    <style:style style:name="P21" style:family="paragraph" style:parent-style-name="Standard">
      <style:text-properties fo:color="#000000" style:font-name="Calibri" fo:font-size="9.5pt" fo:font-weight="normal" officeooo:rsid="00190484" officeooo:paragraph-rsid="00190484" style:font-size-asian="9.5pt" style:font-weight-asian="normal" style:font-size-complex="9.5pt" style:font-weight-complex="normal"/>
    </style:style>
    <style:style style:name="P22" style:family="paragraph" style:parent-style-name="Standard">
      <style:text-properties fo:color="#000000" style:font-name="Calibri" fo:font-size="9.5pt" fo:font-weight="normal" officeooo:rsid="001906f6" officeooo:paragraph-rsid="001906f6" style:font-size-asian="9.5pt" style:font-weight-asian="normal" style:font-size-complex="9.5pt" style:font-weight-complex="normal"/>
    </style:style>
    <style:style style:name="P23" style:family="paragraph" style:parent-style-name="Standard">
      <style:text-properties fo:color="#000000" style:font-name="Calibri" fo:font-size="9.5pt" fo:font-weight="normal" officeooo:rsid="001a2b8c" officeooo:paragraph-rsid="001a2b8c" style:font-size-asian="9.5pt" style:font-weight-asian="normal" style:font-size-complex="9.5pt" style:font-weight-complex="normal"/>
    </style:style>
    <style:style style:name="P24" style:family="paragraph" style:parent-style-name="Standard">
      <style:text-properties fo:color="#000000" style:font-name="Calibri" fo:font-size="9.5pt" fo:font-weight="normal" officeooo:rsid="001d68b9" officeooo:paragraph-rsid="001ba570" style:font-size-asian="9.5pt" style:font-weight-asian="normal" style:font-size-complex="9.5pt" style:font-weight-complex="normal"/>
    </style:style>
    <style:style style:name="P25" style:family="paragraph" style:parent-style-name="Standard">
      <style:text-properties fo:color="#000000" style:font-name="Calibri" fo:font-size="9.5pt" fo:font-weight="normal" officeooo:rsid="001d68b9" officeooo:paragraph-rsid="002fa871" style:font-size-asian="9.5pt" style:font-weight-asian="normal" style:font-size-complex="9.5pt" style:font-weight-complex="normal"/>
    </style:style>
    <style:style style:name="P26" style:family="paragraph" style:parent-style-name="Standard">
      <style:text-properties fo:color="#000000" style:font-name="Calibri" fo:font-size="9.5pt" fo:font-weight="normal" officeooo:rsid="0032f7e9" officeooo:paragraph-rsid="0032f7e9" style:font-size-asian="9.5pt" style:font-weight-asian="normal" style:font-size-complex="9.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alibri" fo:font-size="9.5pt" style:text-underline-style="none" fo:font-weight="normal" officeooo:rsid="00445291" officeooo:paragraph-rsid="00445291" style:font-size-asian="9.5pt" style:font-weight-asian="normal" style:font-size-complex="9.5pt" style:font-weight-complex="normal"/>
    </style:style>
    <style:style style:name="P28" style:family="paragraph" style:parent-style-name="Standard">
      <style:text-properties fo:color="#000000" style:font-name="Calibri" fo:font-size="9.5pt" style:text-underline-style="none" fo:font-weight="normal" officeooo:rsid="0038de80" officeooo:paragraph-rsid="0038de80" style:font-size-asian="9.5pt" style:font-weight-asian="normal" style:font-size-complex="9.5pt" style:font-weight-complex="normal"/>
    </style:style>
    <style:style style:name="P29" style:family="paragraph" style:parent-style-name="Standard">
      <style:text-properties fo:color="#000000" style:font-name="Calibri" fo:font-size="9.5pt" style:text-underline-style="none" fo:font-weight="normal" officeooo:rsid="00509c70" officeooo:paragraph-rsid="00509c70" style:font-size-asian="9.5pt" style:font-weight-asian="normal" style:font-size-complex="9.5pt" style:font-weight-complex="normal"/>
    </style:style>
    <style:style style:name="P30" style:family="paragraph" style:parent-style-name="Standard">
      <style:text-properties fo:color="#000000" style:font-name="Calibri" fo:font-size="9.5pt" style:text-underline-style="none" fo:font-weight="normal" officeooo:rsid="004073c6" officeooo:paragraph-rsid="004073c6" style:font-size-asian="9.5pt" style:font-weight-asian="normal" style:font-size-complex="9.5pt" style:font-weight-complex="normal"/>
    </style:style>
    <style:style style:name="P31" style:family="paragraph" style:parent-style-name="Standard">
      <style:text-properties fo:color="#000000" style:font-name="Calibri" fo:font-size="9.5pt" style:text-underline-style="none" fo:font-weight="normal" officeooo:rsid="003aa566" officeooo:paragraph-rsid="003992ac" style:font-size-asian="9.5pt" style:font-weight-asian="normal" style:font-size-complex="9.5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style:font-name="Calibri" fo:font-size="9.5pt" style:text-underline-style="none" fo:font-weight="normal" officeooo:rsid="003aa566" officeooo:paragraph-rsid="003aa566" style:font-size-asian="9.5pt" style:font-weight-asian="normal" style:font-size-complex="9.5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Calibri" fo:font-size="9.5pt" style:text-underline-style="none" fo:font-weight="normal" officeooo:rsid="003aa566" officeooo:paragraph-rsid="00569437" style:font-size-asian="9.5pt" style:font-weight-asian="normal" style:font-size-complex="9.5pt" style:font-weight-complex="normal"/>
    </style:style>
    <style:style style:name="P34" style:family="paragraph" style:parent-style-name="Standard">
      <style:text-properties fo:color="#000000" style:font-name="Calibri" fo:font-size="9.5pt" style:text-underline-style="none" fo:font-weight="normal" officeooo:rsid="003aa566" officeooo:paragraph-rsid="003aa566" style:font-size-asian="9.5pt" style:font-weight-asian="normal" style:font-size-complex="9.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Calibri" fo:font-size="9.5pt" style:text-underline-style="none" fo:font-weight="normal" officeooo:rsid="00569437" officeooo:paragraph-rsid="00569437" style:font-size-asian="9.5pt" style:font-weight-asian="normal" style:font-size-complex="9.5pt" style:font-weight-complex="normal"/>
    </style:style>
    <style:style style:name="P36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2b690f" officeooo:paragraph-rsid="002b690f" style:font-size-asian="9.5pt" style:font-weight-asian="normal" style:font-size-complex="9.5pt" style:font-weight-complex="normal"/>
    </style:style>
    <style:style style:name="P37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8de80" officeooo:paragraph-rsid="0038de80" style:font-size-asian="9.5pt" style:font-weight-asian="normal" style:font-size-complex="9.5pt" style:font-weight-complex="normal"/>
    </style:style>
    <style:style style:name="P38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8de80" officeooo:paragraph-rsid="004b243c" style:font-size-asian="9.5pt" style:font-weight-asian="normal" style:font-size-complex="9.5pt" style:font-weight-complex="normal"/>
    </style:style>
    <style:style style:name="P39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393a3" officeooo:paragraph-rsid="003393a3" style:font-size-asian="9.5pt" style:font-weight-asian="normal" style:font-size-complex="9.5pt" style:font-weight-complex="normal"/>
    </style:style>
    <style:style style:name="P40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992ac" officeooo:paragraph-rsid="003393a3" style:font-size-asian="9.5pt" style:font-weight-asian="normal" style:font-size-complex="9.5pt" style:font-weight-complex="normal"/>
    </style:style>
    <style:style style:name="P41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992ac" officeooo:paragraph-rsid="003992ac" style:font-size-asian="9.5pt" style:font-weight-asian="normal" style:font-size-complex="9.5pt" style:font-weight-complex="normal"/>
    </style:style>
    <style:style style:name="P42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992ac" officeooo:paragraph-rsid="00421b64" style:font-size-asian="9.5pt" style:font-weight-asian="normal" style:font-size-complex="9.5pt" style:font-weight-complex="normal"/>
    </style:style>
    <style:style style:name="P43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992ac" officeooo:paragraph-rsid="0054ef00" style:font-size-asian="9.5pt" style:font-weight-asian="normal" style:font-size-complex="9.5pt" style:font-weight-complex="normal"/>
    </style:style>
    <style:style style:name="P44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4073c6" officeooo:paragraph-rsid="004073c6" style:font-size-asian="9.5pt" style:font-weight-asian="normal" style:font-size-complex="9.5pt" style:font-weight-complex="normal"/>
    </style:style>
    <style:style style:name="P45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4b243c" officeooo:paragraph-rsid="004b243c" style:font-size-asian="9.5pt" style:font-weight-asian="normal" style:font-size-complex="9.5pt" style:font-weight-complex="normal"/>
    </style:style>
    <style:style style:name="P46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53a2f5" officeooo:paragraph-rsid="0053a2f5" style:font-size-asian="9.5pt" style:font-weight-asian="normal" style:font-size-complex="9.5pt" style:font-weight-complex="normal"/>
    </style:style>
    <style:style style:name="P47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1906f6" officeooo:paragraph-rsid="001906f6" style:font-size-asian="9.5pt" style:font-weight-asian="normal" style:font-size-complex="9.5pt" style:font-weight-complex="normal"/>
    </style:style>
    <style:style style:name="P48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1a2b8c" officeooo:paragraph-rsid="001a2b8c" style:font-size-asian="9.5pt" style:font-weight-asian="normal" style:font-size-complex="9.5pt" style:font-weight-complex="normal"/>
    </style:style>
    <style:style style:name="P49" style:family="paragraph" style:parent-style-name="Heading">
      <style:text-properties fo:color="#000000" style:font-name="Calibri" fo:font-size="9.5pt" fo:font-weight="normal" officeooo:rsid="00190484" officeooo:paragraph-rsid="00190484" style:font-size-asian="9.5pt" style:font-weight-asian="normal" style:font-size-complex="9.5pt" style:font-weight-complex="normal"/>
    </style:style>
    <style:style style:name="P50" style:family="paragraph" style:parent-style-name="Standard">
      <style:text-properties fo:color="#000000" style:font-name="Calibri" fo:font-size="9.5pt" fo:font-weight="normal" officeooo:rsid="001d68b9" officeooo:paragraph-rsid="001d68b9" style:font-size-asian="9.5pt" style:font-weight-asian="normal" style:font-size-complex="9.5pt" style:font-weight-complex="normal"/>
    </style:style>
    <style:style style:name="P51" style:family="paragraph" style:parent-style-name="Standard">
      <style:text-properties fo:color="#000000" style:font-name="Calibri" fo:font-size="9.5pt" fo:font-weight="normal" officeooo:rsid="001ba570" officeooo:paragraph-rsid="002e24f7" style:font-size-asian="9.5pt" style:font-weight-asian="normal" style:font-size-complex="9.5pt" style:font-weight-complex="normal"/>
    </style:style>
    <style:style style:name="P52" style:family="paragraph" style:parent-style-name="Standard">
      <style:text-properties fo:color="#000000" style:font-name="Calibri" fo:font-size="9.5pt" fo:font-weight="normal" officeooo:rsid="001ba570" officeooo:paragraph-rsid="001ba570" style:font-size-asian="9.5pt" style:font-weight-asian="normal" style:font-size-complex="9.5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style:font-name="Calibri" fo:font-size="9.5pt" fo:font-weight="normal" officeooo:rsid="002ce7e2" officeooo:paragraph-rsid="002ce7e2" style:font-size-asian="9.5pt" style:font-weight-asian="normal" style:font-size-complex="9.5pt" style:font-weight-complex="normal"/>
    </style:style>
    <style:style style:name="P54" style:family="paragraph" style:parent-style-name="Standard">
      <style:text-properties fo:color="#000000" style:font-name="Calibri" fo:font-size="9.5pt" fo:font-weight="normal" officeooo:rsid="002ce7e2" officeooo:paragraph-rsid="002ce7e2" style:font-size-asian="9.5pt" style:font-weight-asian="normal" style:font-size-complex="9.5pt" style:font-weight-complex="normal"/>
    </style:style>
    <style:style style:name="P55" style:family="paragraph" style:parent-style-name="Standard">
      <style:text-properties fo:color="#000000" style:font-name="Calibri" fo:font-size="9.5pt" fo:font-weight="normal" officeooo:rsid="003393a3" officeooo:paragraph-rsid="003393a3" style:font-size-asian="9.5pt" style:font-weight-asian="normal" style:font-size-complex="9.5pt" style:font-weight-complex="normal"/>
    </style:style>
    <style:style style:name="P56" style:family="paragraph" style:parent-style-name="Standard">
      <style:text-properties fo:color="#000000" style:font-name="Calibri" fo:font-size="9.5pt" fo:font-weight="normal" officeooo:rsid="001f535c" officeooo:paragraph-rsid="002fa871" style:font-size-asian="9.5pt" style:font-weight-asian="normal" style:font-size-complex="9.5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style:font-name="Calibri" fo:font-size="9.5pt" style:text-underline-style="none" fo:font-weight="normal" officeooo:rsid="003aa566" officeooo:paragraph-rsid="00569437" style:font-size-asian="9.5pt" style:font-weight-asian="normal" style:font-size-complex="9.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Calibri" fo:font-size="9.5pt" style:text-underline-style="none" fo:font-weight="normal" officeooo:rsid="00569437" officeooo:paragraph-rsid="00569437" style:font-size-asian="9.5pt" style:font-weight-asian="normal" style:font-size-complex="9.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Calibri" fo:font-size="9.5pt" style:text-underline-style="none" fo:font-weight="normal" officeooo:rsid="00569437" officeooo:paragraph-rsid="005f90f3" style:font-size-asian="9.5pt" style:font-weight-asian="normal" style:font-size-complex="9.5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Calibri" fo:font-size="9.5pt" style:text-underline-style="none" fo:font-weight="normal" officeooo:rsid="00445291" officeooo:paragraph-rsid="00445291" style:font-size-asian="9.5pt" style:font-weight-asian="normal" style:font-size-complex="9.5pt" style:font-weight-complex="normal"/>
    </style:style>
    <style:style style:name="P61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4073c6" officeooo:paragraph-rsid="004073c6" style:font-size-asian="9.5pt" style:font-weight-asian="normal" style:font-size-complex="9.5pt" style:font-weight-complex="normal"/>
    </style:style>
    <style:style style:name="P62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992ac" officeooo:paragraph-rsid="003992ac" style:font-size-asian="9.5pt" style:font-weight-asian="normal" style:font-size-complex="9.5pt" style:font-weight-complex="normal"/>
    </style:style>
    <style:style style:name="P63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4b243c" officeooo:paragraph-rsid="004b243c" style:font-size-asian="9.5pt" style:font-weight-asian="normal" style:font-size-complex="9.5pt" style:font-weight-complex="normal"/>
    </style:style>
    <style:style style:name="P64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38de80" officeooo:paragraph-rsid="004b243c" style:font-size-asian="9.5pt" style:font-weight-asian="normal" style:font-size-complex="9.5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Calibri" fo:font-size="9.5pt" style:text-underline-style="solid" style:text-underline-width="auto" style:text-underline-color="font-color" fo:font-weight="normal" officeooo:rsid="0038de80" officeooo:paragraph-rsid="005f90f3" style:font-size-asian="9.5pt" style:font-weight-asian="normal" style:font-size-complex="9.5pt" style:font-weight-complex="normal"/>
    </style:style>
    <style:style style:name="P66" style:family="paragraph" style:parent-style-name="Standard">
      <style:text-properties fo:color="#000000" style:font-name="Calibri" fo:font-size="9.5pt" style:text-underline-style="solid" style:text-underline-width="auto" style:text-underline-color="font-color" fo:font-weight="normal" officeooo:rsid="0053a2f5" officeooo:paragraph-rsid="0053a2f5" style:font-size-asian="9.5pt" style:font-weight-asian="normal" style:font-size-complex="9.5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Calibri" fo:font-size="9.5pt" style:text-underline-style="solid" style:text-underline-width="auto" style:text-underline-color="font-color" fo:font-weight="normal" officeooo:rsid="005ece0c" officeooo:paragraph-rsid="005ece0c" style:font-size-asian="9.5pt" style:font-weight-asian="normal" style:font-size-complex="9.5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Calibri" fo:font-size="9.5pt" style:text-underline-style="solid" style:text-underline-width="auto" style:text-underline-color="font-color" fo:font-weight="normal" officeooo:rsid="005ece0c" officeooo:paragraph-rsid="005f90f3" style:font-size-asian="9.5pt" style:font-weight-asian="normal" style:font-size-complex="9.5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font-name="Calibri" fo:font-size="15pt" fo:font-weight="bold" officeooo:rsid="001afff3" officeooo:paragraph-rsid="002b690f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/>
      <style:text-properties fo:color="#000000" style:font-name="Calibri" fo:font-size="15pt" fo:font-weight="bold" officeooo:rsid="002ce7e2" officeooo:paragraph-rsid="002ce7e2" style:font-size-asian="15pt" style:font-weight-asian="bold" style:font-size-complex="15pt" style:font-weight-complex="bold"/>
    </style:style>
    <style:style style:name="P71" style:family="paragraph" style:parent-style-name="Standard">
      <style:paragraph-properties fo:text-align="center" style:justify-single-word="false"/>
      <style:text-properties fo:color="#000000" style:font-name="Calibri" fo:font-size="15pt" style:text-underline-style="none" fo:font-weight="bold" officeooo:rsid="003aa566" officeooo:paragraph-rsid="00569437" style:font-size-asian="15pt" style:font-weight-asian="bold" style:font-size-complex="15pt" style:font-weight-complex="bold"/>
    </style:style>
    <style:style style:name="P72" style:family="paragraph" style:parent-style-name="Standard">
      <style:text-properties fo:color="#000000" style:font-name="Calibri" fo:font-size="13pt" fo:font-weight="bold" officeooo:rsid="0032f7e9" officeooo:paragraph-rsid="0032f7e9" style:font-size-asian="13pt" style:font-weight-asian="bold" style:font-size-complex="13pt" style:font-weight-complex="bold"/>
    </style:style>
    <style:style style:name="P73" style:family="paragraph" style:parent-style-name="Standard">
      <style:text-properties fo:color="#000000" style:font-name="Calibri" fo:font-size="13pt" style:text-underline-style="none" fo:font-weight="bold" officeooo:rsid="004073c6" officeooo:paragraph-rsid="004073c6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center" style:justify-single-word="false"/>
      <style:text-properties fo:color="#000000" style:font-name="Calibri" fo:font-size="13pt" style:text-underline-style="none" fo:font-weight="bold" officeooo:rsid="003aa566" officeooo:paragraph-rsid="003aa566" style:font-size-asian="13pt" style:font-weight-asian="bold" style:font-size-complex="13pt" style:font-weight-complex="bold"/>
    </style:style>
    <style:style style:name="P75" style:family="paragraph" style:parent-style-name="Standard">
      <style:text-properties fo:color="#000000" style:font-name="Calibri" fo:font-size="13pt" style:text-underline-style="none" fo:font-weight="bold" officeooo:rsid="003aa566" officeooo:paragraph-rsid="003aa566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font-name="Calibri" fo:font-size="13pt" style:text-underline-style="none" fo:font-weight="bold" officeooo:rsid="00569437" officeooo:paragraph-rsid="00569437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Calibri" fo:font-size="13pt" style:text-underline-style="none" fo:font-weight="bold" officeooo:rsid="00569437" officeooo:paragraph-rsid="005f90f3" style:font-size-asian="13pt" style:font-weight-asian="bold" style:font-size-complex="13pt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000000" style:font-name="Calibri" fo:font-size="13pt" style:text-underline-style="none" fo:font-weight="bold" officeooo:rsid="0061354e" officeooo:paragraph-rsid="0061354e" style:font-size-asian="11.3500003814697pt" style:font-weight-asian="bold" style:font-size-complex="13pt" style:font-weight-complex="bold"/>
    </style:style>
    <style:style style:name="P79" style:family="paragraph" style:parent-style-name="Standard">
      <style:text-properties fo:color="#000000" style:font-name="Calibri" fo:font-size="13pt" style:text-underline-style="solid" style:text-underline-width="auto" style:text-underline-color="font-color" fo:font-weight="bold" officeooo:rsid="00509c70" officeooo:paragraph-rsid="00509c70" style:font-size-asian="13pt" style:font-weight-asian="bold" style:font-size-complex="13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font-name="Calibri" fo:font-size="11pt" style:text-underline-style="none" fo:font-weight="normal" officeooo:rsid="0061354e" officeooo:paragraph-rsid="0061354e" style:font-size-asian="9.60000038146973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Calibri" fo:font-size="11pt" style:text-underline-style="none" fo:font-weight="normal" officeooo:rsid="0061354e" officeooo:paragraph-rsid="00618587" style:font-size-asian="9.60000038146973pt" style:font-weight-asian="normal" style:font-size-complex="11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Calibri" fo:font-size="11pt" style:text-underline-style="none" fo:font-weight="normal" officeooo:rsid="0061354e" officeooo:paragraph-rsid="0062ad11" style:font-size-asian="9.60000038146973pt" style:font-weight-asian="normal" style:font-size-complex="11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style:font-name="Calibri" fo:font-size="11pt" style:text-underline-style="none" fo:font-weight="normal" officeooo:rsid="0061354e" officeooo:paragraph-rsid="00618587" style:font-size-asian="9.60000038146973pt" style:font-weight-asian="normal" style:font-size-complex="11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Calibri" fo:font-size="11pt" style:text-underline-style="none" fo:font-weight="normal" officeooo:rsid="0064982c" officeooo:paragraph-rsid="00618587" style:font-size-asian="9.60000038146973pt" style:font-weight-asian="normal" style:font-size-complex="11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Calibri" fo:font-size="11pt" style:text-underline-style="none" fo:font-weight="normal" officeooo:rsid="00652784" officeooo:paragraph-rsid="00652784" style:font-size-asian="9.60000038146973pt" style:font-weight-asian="normal" style:font-size-complex="11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color="#000000" style:font-name="Calibri" fo:font-size="11pt" style:text-underline-style="none" fo:font-weight="normal" officeooo:rsid="00652784" officeooo:paragraph-rsid="00652784" style:font-size-asian="9.60000038146973pt" style:font-weight-asian="normal" style:font-size-complex="11pt" style:font-weight-complex="normal"/>
    </style:style>
    <style:style style:name="P87" style:family="paragraph" style:parent-style-name="Title">
      <style:text-properties fo:color="#000000" style:font-name="Calibri" fo:font-size="20pt" fo:font-weight="bold" officeooo:rsid="00190484" officeooo:paragraph-rsid="00190484" style:font-size-asian="20pt" style:font-weight-asian="bold" style:font-size-complex="20pt" style:font-weight-complex="bold"/>
    </style:style>
    <style:style style:name="P88" style:family="paragraph">
      <style:paragraph-properties style:text-autospace="none"/>
    </style:style>
    <style:style style:name="P89" style:family="paragraph">
      <loext:graphic-properties draw:fill="none" draw:fill-color="#ffffff"/>
      <style:paragraph-properties style:text-autospace="none"/>
      <style:text-properties fo:color="#000000" fo:font-size="12pt"/>
    </style:style>
    <style:style style:name="P90" style:family="paragraph">
      <loext:graphic-properties draw:fill="none" draw:fill-color="#ffffff"/>
      <style:paragraph-properties style:text-autospace="none"/>
      <style:text-properties fo:color="#000000" style:font-name="monospace" fo:font-size="8pt" style:font-size-asian="8pt" style:font-size-complex="8pt"/>
    </style:style>
    <style:style style:name="P91" style:family="paragraph">
      <loext:graphic-properties draw:fill="none" draw:fill-color="#ffffff"/>
      <style:paragraph-properties style:text-autospace="none"/>
      <style:text-properties fo:color="#000000" fo:font-size="9.5pt" style:font-size-asian="9.5pt" style:font-size-complex="9.5pt"/>
    </style:style>
    <style:style style:name="P92" style:family="paragraph">
      <loext:graphic-properties draw:fill="none" draw:fill-color="#ffffff"/>
    </style:style>
    <style:style style:name="P93" style:family="paragraph">
      <loext:graphic-properties draw:fill="none" draw:fill-color="#ffffff"/>
      <style:paragraph-properties style:text-autospace="none"/>
      <style:text-properties fo:color="#000000" fo:font-size="12pt" style:font-size-asian="9.5pt" style:font-size-complex="9.5pt"/>
    </style:style>
    <style:style style:name="P94" style:family="paragraph">
      <style:text-properties fo:color="#000000" style:font-name="F" fo:font-size="9.5pt" style:font-size-asian="9.5pt" style:font-size-complex="9.5pt"/>
    </style:style>
    <style:style style:name="P95" style:family="paragraph">
      <loext:graphic-properties draw:fill="none" draw:fill-color="#ffffff"/>
      <style:text-properties fo:color="#000000" style:font-name="F" fo:font-size="9.5pt" style:font-size-asian="9.5pt" style:font-size-complex="9.5pt"/>
    </style:style>
    <style:style style:name="P96" style:family="paragraph">
      <style:paragraph-properties style:text-autospace="none"/>
      <style:text-properties fo:color="#000000" style:font-name="F" fo:font-size="9.5pt" style:font-size-asian="9.5pt" style:font-size-complex="9.5pt"/>
    </style:style>
    <style:style style:name="P97" style:family="paragraph">
      <loext:graphic-properties draw:fill="none" draw:fill-color="#ffffff"/>
      <style:paragraph-properties style:text-autospace="none"/>
      <style:text-properties fo:color="#000000" style:font-name="F" fo:font-size="9.5pt" style:font-size-asian="9.5pt" style:font-size-complex="9.5pt"/>
    </style:style>
    <style:style style:name="P98" style:family="paragraph">
      <style:paragraph-properties style:text-autospace="none"/>
      <style:text-properties style:font-name="F" fo:font-size="12pt"/>
    </style:style>
    <style:style style:name="P99" style:family="paragraph">
      <loext:graphic-properties draw:fill="none" draw:fill-color="#ffffff"/>
      <style:paragraph-properties style:text-autospace="none"/>
      <style:text-properties fo:color="#000000" style:font-name="F" fo:font-size="12pt"/>
    </style:style>
    <style:style style:name="T1" style:family="text">
      <style:text-properties officeooo:rsid="001906f6"/>
    </style:style>
    <style:style style:name="T2" style:family="text">
      <style:text-properties style:text-underline-style="none" officeooo:rsid="001ba570"/>
    </style:style>
    <style:style style:name="T3" style:family="text">
      <style:text-properties officeooo:rsid="001d68b9"/>
    </style:style>
    <style:style style:name="T4" style:family="text">
      <style:text-properties officeooo:rsid="001db0a4"/>
    </style:style>
    <style:style style:name="T5" style:family="text">
      <style:text-properties officeooo:rsid="00236ec0"/>
    </style:style>
    <style:style style:name="T6" style:family="text">
      <style:text-properties officeooo:rsid="00293288"/>
    </style:style>
    <style:style style:name="T7" style:family="text">
      <style:text-properties officeooo:rsid="002b690f"/>
    </style:style>
    <style:style style:name="T8" style:family="text">
      <style:text-properties officeooo:rsid="002e24f7"/>
    </style:style>
    <style:style style:name="T9" style:family="text">
      <style:text-properties officeooo:rsid="004073c6"/>
    </style:style>
    <style:style style:name="T10" style:family="text">
      <style:text-properties officeooo:rsid="00421b64"/>
    </style:style>
    <style:style style:name="T11" style:family="text">
      <style:text-properties officeooo:rsid="004af645"/>
    </style:style>
    <style:style style:name="T12" style:family="text">
      <style:text-properties officeooo:rsid="004b243c"/>
    </style:style>
    <style:style style:name="T13" style:family="text">
      <style:text-properties officeooo:rsid="00569437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b0a4" style:font-weight-asian="bold" style:font-weight-complex="bold"/>
    </style:style>
    <style:style style:name="T16" style:family="text">
      <style:text-properties fo:font-weight="bold" officeooo:rsid="002e24f7" style:font-weight-asian="bold" style:font-weight-complex="bold"/>
    </style:style>
    <style:style style:name="T17" style:family="text">
      <style:text-properties officeooo:rsid="005f90f3"/>
    </style:style>
    <style:style style:name="T18" style:family="text">
      <style:text-properties officeooo:rsid="00618587"/>
    </style:style>
    <style:style style:name="T19" style:family="text">
      <style:text-properties officeooo:rsid="0062ad11"/>
    </style:style>
    <style:style style:name="T20" style:family="text">
      <style:text-properties fo:color="#000000" style:font-name="Monospace1" fo:font-size="9.5pt" style:font-name-asian="Monospace1" style:font-size-asian="9.5pt" style:font-name-complex="Monospace1" style:font-size-complex="9.5pt"/>
    </style:style>
    <style:style style:name="T21" style:family="text">
      <style:text-properties fo:color="#000000" style:font-name="monospace" fo:font-size="8pt" style:font-name-asian="Monospace1" style:font-size-asian="8pt" style:font-name-complex="Monospace1" style:font-size-complex="8pt"/>
    </style:style>
    <style:style style:name="T22" style:family="text">
      <style:text-properties fo:color="#000000" style:font-name="Monospace" fo:font-size="9.5pt" style:font-size-asian="9.5pt" style:font-name-complex="Monospace" style:font-size-complex="9.5pt"/>
    </style:style>
    <style:style style:name="T23" style:family="text">
      <style:text-properties fo:color="#000000" style:font-name="Calibri" fo:font-size="9.5pt" style:font-size-asian="9.5pt" style:font-name-complex="Calibri" style:font-size-complex="9.5pt"/>
    </style:style>
    <style:style style:name="T24" style:family="text">
      <style:text-properties fo:color="#000000" style:font-name="Monospace1" fo:font-size="8pt" style:font-name-asian="Monospace1" style:font-size-asian="8pt" style:font-name-complex="Monospace1" style:font-size-complex="8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gr1" style:family="graphic">
      <style:graphic-properties draw:stroke="solid" svg:stroke-color="#000000" draw:fill="none" draw:fill-color="#ffffff" fo:min-height="2.73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51.8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ashed" svg:stroke-color="#000000" draw:fill="none" draw:fill-color="#ffffff" fo:min-height="6.23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2.843cm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8.1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9.5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13.6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14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10.0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fo:min-height="10.2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104.622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2" draw:name="Kształt3" draw:style-name="gr3" draw:text-style-name="P90" svg:width="19.582cm" svg:height="51.891cm" svg:x="0.767cm" svg:y="4.567cm">
        <draw:text-box>
          <text:p text:style-name="P88"><text:span text:style-name="T21"/></text:p>
          <text:p text:style-name="P88"><text:span text:style-name="T21">using System;</text:span><text:span text:style-name="T21"><text:line-break/></text:span><text:span text:style-name="T21">using System.Diagnostics;</text:span><text:span text:style-name="T21"><text:line-break/></text:span><text:span text:style-name="T21"><text:line-break/></text:span><text:span text:style-name="T21">namespace Project_1</text:span><text:span text:style-name="T21"><text:line-break/></text:span><text:span text:style-name="T21">{</text:span><text:span text:style-name="T21"><text:line-break/></text:span><text:span text:style-name="T21"> <text:s text:c="3"/>class MainClass</text:span><text:span text:style-name="T21"><text:line-break/></text:span><text:span text:style-name="T21"> <text:s text:c="3"/>{</text:span><text:span text:style-name="T21"><text:line-break/></text:span><text:span text:style-name="T21"> <text:s text:c="7"/>static ulong NumberOfOperations;</text:span><text:span text:style-name="T21"><text:line-break/></text:span><text:span text:style-name="T21"> <text:s text:c="7"/>static double ElapsedSeconds;</text:span><text:span text:style-name="T21"><text:line-break/></text:span><text:span text:style-name="T21"> <text:s text:c="7"/>static ulong NumberOfTests;</text:span></text:p>
          <text:p text:style-name="P88"><text:span text:style-name="T21"/></text:p>
          <text:p text:style-name="P88"><text:span text:style-name="T21"/></text:p>
          <text:p text:style-name="P88"><text:span text:style-name="T21">//////////////////////////////// TUTAJ ZNAJDUJĄ SIĘ PRZEDSTAWIONE FRAGMENTY </text:span><text:span text:style-name="T21">KODU /////////////////////////////////</text:span></text:p>
          <text:p text:style-name="P88"><text:span text:style-name="T21"/></text:p>
          <text:p text:style-name="P88"><text:span text:style-name="T21"><text:tab/></text:span></text:p>
          <text:p text:style-name="P88"><text:span text:style-name="T21"><text:tab/></text:span><text:span text:style-name="T21"><text:tab/></text:span><text:span text:style-name="T21"> <text:s/></text:span><text:span text:style-name="T21">public static void Main(string[] args)</text:span><text:span text:style-name="T21"><text:line-break/></text:span><text:span text:style-name="T21"> <text:s text:c="8"/>{</text:span><text:span text:style-name="T21"><text:line-break/></text:span><text:span text:style-name="T21"> <text:s text:c="11"/>int choice = 0;</text:span><text:span text:style-name="T21"><text:line-break/></text:span><text:span text:style-name="T21"> <text:s text:c="11"/>int[] ArraySize = new int[10];</text:span><text:span text:style-name="T21"><text:line-break/></text:span><text:span text:style-name="T21"> <text:s text:c="11"/>ArraySize[0] = 26843545;</text:span><text:span text:style-name="T21"><text:line-break/></text:span><text:span text:style-name="T21"><text:line-break/></text:span><text:span text:style-name="T21"> <text:s text:c="11"/>for (int i = 1; i &lt; ArraySize.Length; i++)</text:span><text:span text:style-name="T21"><text:line-break/></text:span><text:span text:style-name="T21"> <text:s text:c="11"/>{</text:span><text:span text:style-name="T21"><text:line-break/></text:span><text:span text:style-name="T21"> <text:s text:c="15"/>ArraySize[i] = ArraySize[i-1] + 26843545;</text:span><text:span text:style-name="T21"><text:line-break/></text:span><text:span text:style-name="T21"> <text:s text:c="11"/>}</text:span><text:span text:style-name="T21"><text:line-break/></text:span><text:span text:style-name="T21"><text:line-break/></text:span><text:span text:style-name="T21"> <text:s text:c="11"/>do</text:span><text:span text:style-name="T21"><text:line-break/></text:span><text:span text:style-name="T21"> <text:s text:c="11"/>{</text:span><text:span text:style-name="T21"><text:line-break/></text:span><text:span text:style-name="T21"> <text:s text:c="15"/>Console.WriteLine("Jaką oprację chcesz wykonać?\n");</text:span><text:span text:style-name="T21"><text:line-break/></text:span><text:span text:style-name="T21"> <text:s text:c="15"/>Console.WriteLine("1. Wyszukiwanie liniowe - pesymistyczne - instrumentacja");</text:span><text:span text:style-name="T21"><text:line-break/></text:span><text:span text:style-name="T21"> <text:s text:c="15"/>Console.WriteLine("2. Wyszukiwanie liniowe - pesymistyczne - czas\n");</text:span><text:span text:style-name="T21"><text:line-break/></text:span><text:span text:style-name="T21"> <text:s text:c="15"/>Console.WriteLine("3. Wyszukiwanie liniowe - średnie - instrumentacja");</text:span><text:span text:style-name="T21"><text:line-break/></text:span><text:span text:style-name="T21"> <text:s text:c="15"/>Console.WriteLine("4. Wyszukiwanie liniowe - średnie - czas\n");</text:span><text:span text:style-name="T21"><text:line-break/></text:span><text:span text:style-name="T21"> <text:s text:c="15"/>Console.WriteLine("5. Wyszukiwanie binarne - pesymistyczne - instrumentacja");</text:span><text:span text:style-name="T21"><text:line-break/></text:span><text:span text:style-name="T21"> <text:s text:c="15"/>Console.WriteLine("6. Wyszukiwanie binarne - pesymistyczne - czas\n");</text:span><text:span text:style-name="T21"><text:line-break/></text:span><text:span text:style-name="T21"> <text:s text:c="15"/>Console.WriteLine("7. Wyszukiwanie binarne - średnie - instrumentacja");</text:span><text:span text:style-name="T21"><text:line-break/></text:span><text:span text:style-name="T21"> <text:s text:c="15"/>Console.WriteLine("8. Wyszukiwanie binarne - średnie - czas\n");</text:span><text:span text:style-name="T21"><text:line-break/></text:span><text:span text:style-name="T21"> <text:s text:c="15"/>Console.WriteLine("0. Zakończ prorgram\n");</text:span><text:span text:style-name="T21"><text:line-break/></text:span><text:span text:style-name="T21"> <text:s text:c="15"/>Console.Write("Twó wybó:");</text:span><text:span text:style-name="T21"><text:line-break/></text:span><text:span text:style-name="T21"> <text:s text:c="15"/>choice = int.Parse(Console.ReadLine());</text:span><text:span text:style-name="T21"><text:line-break/></text:span><text:span text:style-name="T21"> <text:s text:c="15"/>Console.WriteLine("\n\n");</text:span><text:span text:style-name="T21"><text:line-break/></text:span><text:span text:style-name="T21"><text:line-break/></text:span><text:span text:style-name="T21"> <text:s text:c="15"/>if (choice == 1</text:span><text:span text:style-name="T21"><text:line-break/></text:span><text:span text:style-name="T21"> <text:s text:c="19"/>|| choice == 2</text:span><text:span text:style-name="T21"><text:line-break/></text:span><text:span text:style-name="T21"> <text:s text:c="19"/>|| choice == 3</text:span><text:span text:style-name="T21"><text:line-break/></text:span><text:span text:style-name="T21"> <text:s text:c="19"/>|| choice == 4</text:span><text:span text:style-name="T21"><text:line-break/></text:span><text:span text:style-name="T21"> <text:s text:c="19"/>|| choice == 5</text:span><text:span text:style-name="T21"><text:line-break/></text:span><text:span text:style-name="T21"> <text:s text:c="19"/>|| choice == 6</text:span><text:span text:style-name="T21"><text:line-break/></text:span><text:span text:style-name="T21"> <text:s text:c="19"/>|| choice == 7</text:span><text:span text:style-name="T21"><text:line-break/></text:span><text:span text:style-name="T21"> <text:s text:c="19"/>|| choice == 8)</text:span><text:span text:style-name="T21"><text:line-break/></text:span><text:span text:style-name="T21"> <text:s text:c="15"/>{</text:span><text:span text:style-name="T21"><text:line-break/></text:span><text:span text:style-name="T21"> <text:s text:c="19"/>switch (choice)</text:span><text:span text:style-name="T21"><text:line-break/></text:span><text:span text:style-name="T21"> <text:s text:c="19"/>{</text:span><text:span text:style-name="T21"><text:line-break/></text:span><text:span text:style-name="T21"> <text:s text:c="23"/>case 1:</text:span><text:span text:style-name="T21"><text:line-break/></text:span><text:span text:style-name="T21"> <text:s text:c="23"/>case 3:</text:span><text:span text:style-name="T21"><text:line-break/></text:span><text:span text:style-name="T21"> <text:s text:c="23"/>case 5:</text:span><text:span text:style-name="T21"><text:line-break/></text:span><text:span text:style-name="T21"> <text:s text:c="23"/>case 7:</text:span><text:span text:style-name="T21"><text:line-break/></text:span><text:span text:style-name="T21"> <text:s text:c="27"/>Console.WriteLine("n\t\t\tOperations");</text:span><text:span text:style-name="T21"><text:line-break/></text:span><text:span text:style-name="T21"> <text:s text:c="27"/>break;</text:span><text:span text:style-name="T21"><text:line-break/></text:span><text:span text:style-name="T21"><text:line-break/></text:span><text:span text:style-name="T21"> <text:s text:c="23"/>case 2:</text:span><text:span text:style-name="T21"><text:line-break/></text:span><text:span text:style-name="T21"> <text:s text:c="23"/>case 4:</text:span><text:span text:style-name="T21"><text:line-break/></text:span><text:span text:style-name="T21"> <text:s text:c="23"/>case 6:</text:span><text:span text:style-name="T21"><text:line-break/></text:span><text:span text:style-name="T21"> <text:s text:c="23"/>case 8:</text:span><text:span text:style-name="T21"><text:line-break/></text:span><text:span text:style-name="T21"> <text:s text:c="27"/>Console.WriteLine("n\t\tElapsed seconds");</text:span><text:span text:style-name="T21"><text:line-break/></text:span><text:span text:style-name="T21"> <text:s text:c="27"/>break;</text:span><text:span text:style-name="T21"><text:line-break/></text:span><text:span text:style-name="T21"> <text:s text:c="19"/>}</text:span><text:span text:style-name="T21"><text:line-break/></text:span><text:span text:style-name="T21"><text:line-break/></text:span><text:span text:style-name="T21"><text:line-break/></text:span><text:span text:style-name="T21"> <text:s text:c="19"/></text:span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/></text:p>
          <text:p text:style-name="P88"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for (int i = 0; i &lt; ArraySize.Length; i++)</text:span><text:span text:style-name="T21"><text:line-break/></text:span><text:span text:style-name="T21"> <text:s text:c="19"/></text:span><text:span text:style-name="T21"><text:tab/></text:span><text:span text:style-name="T21">{</text:span><text:span text:style-name="T21"><text:line-break/></text:span><text:span text:style-name="T21"> <text:s text:c="27"/>int[] Vector = new int[ArraySize[i]];</text:span><text:span text:style-name="T21"><text:line-break/></text:span><text:span text:style-name="T21"> <text:s text:c="27"/>for (int j = 0; j &lt; ArraySize[i]; j++)</text:span><text:span text:style-name="T21"><text:line-break/></text:span><text:span text:style-name="T21"> <text:s text:c="27"/>{</text:span><text:span text:style-name="T21"><text:line-break/></text:span><text:span text:style-name="T21"> <text:s text:c="31"/>Vector[j] = j;</text:span><text:span text:style-name="T21"><text:line-break/></text:span><text:span text:style-name="T21"> <text:s text:c="27"/>}</text:span><text:span text:style-name="T21"><text:line-break/></text:span><text:span text:style-name="T21"><text:line-break/></text:span><text:span text:style-name="T21"> <text:s text:c="27"/>NumberOfOperations = 0;</text:span><text:span text:style-name="T21"><text:line-break/></text:span><text:span text:style-name="T21"> <text:s text:c="27"/>ElapsedSeconds = 0;</text:span><text:span text:style-name="T21"><text:line-break/></text:span><text:span text:style-name="T21"> <text:s text:c="27"/>NumberOfTests = 0;</text:span><text:span text:style-name="T21"><text:line-break/></text:span><text:span text:style-name="T21"><text:line-break/></text:span><text:span text:style-name="T21"> <text:s text:c="27"/>switch (choice)</text:span></text:p>
          <text:p text:style-name="P88"><text:span text:style-name="T21"><text:tab/></text:span><text:span text:style-name="T21"><text:tab/></text:span><text:span text:style-name="T21"><text:tab/></text:span><text:span text:style-name="T21"><text:tab/></text:span><text:span text:style-name="T21"> <text:s text:c="4"/></text:span><text:span text:style-name="T21">{</text:span></text:p>
          <text:p text:style-name="P88"><text:span text:style-name="T21"><text:line-break/></text:span><text:span text:style-name="T21">//////////////////////////////////////// <text:s/>MIEJSCE WYWYOŁYWANIA </text:span><text:span text:style-name="T21">FUNKCJI /////////////////////////////////////////</text:span></text:p>
          <text:p text:style-name="P88"><text:span text:style-name="T21"><text:s text:c="32"/></text:span><text:span text:style-name="T21">case 1:</text:span><text:span text:style-name="T21"><text:line-break/></text:span><text:span text:style-name="T21"> <text:s text:c="35"/>LinearMaxInstr(Vector);</text:span><text:span text:style-name="T21"><text:line-break/></text:span><text:span text:style-name="T21"> <text:s text:c="35"/>Console.WriteLine("{0}\t\t{1}", Vector.Length, NumberOfOperations);</text:span><text:span text:style-name="T21"><text:line-break/></text:span><text:span text:style-name="T21"> <text:s text:c="35"/>break;</text:span><text:span text:style-name="T21"><text:line-break/></text:span><text:span text:style-name="T21"><text:line-break/></text:span><text:span text:style-name="T21"> <text:s text:c="31"/>case 2:</text:span><text:span text:style-name="T21"><text:line-break/></text:span><text:span text:style-name="T21"> <text:s text:c="35"/>LinearMaxTime(Vector);</text:span><text:span text:style-name="T21"><text:line-break/></text:span><text:span text:style-name="T21"> <text:s text:c="35"/>Console.WriteLine("{0}\t{1}", Vector.Length, </text:span><text:span text:style-name="T21">ElapsedSeconds.ToString("F4"));</text:span><text:span text:style-name="T21"><text:line-break/></text:span><text:span text:style-name="T21"> <text:s text:c="35"/>break;</text:span><text:span text:style-name="T21"><text:line-break/></text:span><text:span text:style-name="T21"><text:line-break/></text:span><text:span text:style-name="T21"> <text:s text:c="31"/>case 3:</text:span><text:span text:style-name="T21"><text:line-break/></text:span><text:span text:style-name="T21"> <text:s text:c="35"/>LinearAvgInstr(Vector);</text:span><text:span text:style-name="T21"><text:line-break/></text:span><text:span text:style-name="T21"> <text:s text:c="35"/>Console.WriteLine("{0}\t\t{1}", Vector.Length, NumberOfOperations);</text:span><text:span text:style-name="T21"><text:line-break/></text:span><text:span text:style-name="T21"> <text:s text:c="35"/>break;</text:span><text:span text:style-name="T21"><text:line-break/></text:span><text:span text:style-name="T21"><text:line-break/></text:span><text:span text:style-name="T21"> <text:s text:c="31"/>case 4:</text:span><text:span text:style-name="T21"><text:line-break/></text:span><text:span text:style-name="T21"> <text:s text:c="35"/>LinearAvgTime(Vector);</text:span><text:span text:style-name="T21"><text:line-break/></text:span><text:span text:style-name="T21"> <text:s text:c="35"/>Console.WriteLine("{0}\t{1}", Vector.Length, </text:span><text:span text:style-name="T21">ElapsedSeconds.ToString("F4"));</text:span><text:span text:style-name="T21"><text:line-break/></text:span><text:span text:style-name="T21"> <text:s text:c="35"/>break;</text:span><text:span text:style-name="T21"><text:line-break/></text:span><text:span text:style-name="T21"> <text:s text:c="3"/></text:span><text:span text:style-name="T21"><text:line-break/></text:span><text:span text:style-name="T21"> <text:s text:c="31"/>case 5:</text:span><text:span text:style-name="T21"><text:line-break/></text:span><text:span text:style-name="T21"> <text:s text:c="35"/>BinaryMaxInstr(Vector);</text:span><text:span text:style-name="T21"><text:line-break/></text:span><text:span text:style-name="T21"> <text:s text:c="35"/>Console.WriteLine("{0}\t\t{1}", Vector.Length, NumberOfOperations);</text:span><text:span text:style-name="T21"><text:line-break/></text:span><text:span text:style-name="T21"> <text:s text:c="35"/>break;</text:span><text:span text:style-name="T21"><text:line-break/></text:span><text:span text:style-name="T21"><text:line-break/></text:span><text:span text:style-name="T21"> <text:s text:c="31"/>case 6:</text:span><text:span text:style-name="T21"><text:line-break/></text:span><text:span text:style-name="T21"> <text:s text:c="35"/>BinaryMaxTime(Vector);</text:span><text:span text:style-name="T21"><text:line-break/></text:span><text:span text:style-name="T21"> <text:s text:c="35"/>Console.WriteLine("{0}\t{1}", Vector.Length, </text:span><text:span text:style-name="T21">ElapsedSeconds.ToString("F4"));</text:span><text:span text:style-name="T21"><text:line-break/></text:span><text:span text:style-name="T21"> <text:s text:c="35"/>break;</text:span><text:span text:style-name="T21"><text:line-break/></text:span><text:span text:style-name="T21"><text:line-break/></text:span><text:span text:style-name="T21"> <text:s text:c="31"/>case 7:</text:span><text:span text:style-name="T21"><text:line-break/></text:span><text:span text:style-name="T21"> <text:s text:c="35"/>BinaryAvgInstr(Vector);</text:span><text:span text:style-name="T21"><text:line-break/></text:span><text:span text:style-name="T21"> <text:s text:c="35"/>Console.WriteLine("{0}\t\t{1}", Vector.Length, NumberOfOperations);</text:span><text:span text:style-name="T21"><text:line-break/></text:span><text:span text:style-name="T21"> <text:s text:c="35"/>break;</text:span><text:span text:style-name="T21"><text:line-break/></text:span><text:span text:style-name="T21"> <text:s text:c="3"/></text:span><text:span text:style-name="T21"><text:line-break/></text:span><text:span text:style-name="T21"> <text:s text:c="31"/>case 8:</text:span><text:span text:style-name="T21"><text:line-break/></text:span><text:span text:style-name="T21"> <text:s text:c="35"/>BinaryAvgTime(Vector);</text:span><text:span text:style-name="T21"><text:line-break/></text:span><text:span text:style-name="T21"> <text:s text:c="35"/>Console.WriteLine("{0}\t{1}", Vector.Length, </text:span><text:span text:style-name="T21">ElapsedSeconds.ToString("F4"));</text:span><text:span text:style-name="T21"><text:line-break/></text:span><text:span text:style-name="T21"> <text:s text:c="35"/>break;</text:span><text:span text:style-name="T21"><text:line-break/></text:span><text:span text:style-name="T21"/></text:p>
          <text:p text:style-name="P88"><text:span text:style-name="T21"><text:tab/></text:span><text:span text:style-name="T21"><text:tab/></text:span><text:span text:style-name="T21"><text:tab/></text:span><text:span text:style-name="T21"><text:tab/></text:span><text:span text:style-name="T21"> <text:s text:c="5"/></text:span><text:span text:style-name="T21">}</text:span></text:p>
          <text:p text:style-name="P88"><text:span text:style-name="T21"><text:tab/></text:span><text:span text:style-name="T21"><text:tab/></text:span><text:span text:style-name="T21"><text:tab/></text:span><text:span text:style-name="T21"> <text:s text:c="8"/></text:span><text:span text:style-name="T21">}</text:span></text:p>
          <text:p text:style-name="P88"><text:span text:style-name="T21"><text:tab/></text:span><text:span text:style-name="T21"><text:tab/></text:span><text:span text:style-name="T21"><text:tab/></text:span><text:span text:style-name="T21"> <text:s text:c="2"/></text:span><text:span text:style-name="T21">}</text:span></text:p>
          <text:p text:style-name="P88"><text:span text:style-name="T21"><text:tab/></text:span><text:span text:style-name="T21"><text:tab/></text:span><text:span text:style-name="T21"> <text:s text:c="4"/></text:span><text:span text:style-name="T21">} while (choice != 0);</text:span></text:p>
          <text:p text:style-name="P88"><text:span text:style-name="T21"><text:tab/></text:span><text:span text:style-name="T21"><text:tab/></text:span><text:span text:style-name="T21"> </text:span><text:span text:style-name="T21">}</text:span></text:p>
          <text:p text:style-name="P88"><text:span text:style-name="T21"><text:tab/></text:span><text:span text:style-name="T21">}</text:span></text:p>
          <text:p text:style-name="P88"><text:span text:style-name="T21">}</text:span><text:span text:style-name="T21"><text:line-break/></text:span><text:span text:style-name="T21"/></text:p>
        </draw:text-box>
      </draw:frame>
      <draw:frame text:anchor-type="page" text:anchor-page-number="4" draw:z-index="3" draw:name="Kształt4" draw:style-name="gr4" draw:text-style-name="P89" svg:width="12.277cm" svg:height="6.24cm" svg:x="4.011cm" svg:y="6.212cm">
        <draw:text-box>
          <text:p text:style-name="P88"><text:span text:style-name="T20">static bool LinearSearchInstr(int[] Vector, int Numbe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i = 0; i &lt; Vector.Length; i++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NumberOfOperations++;</text:span><text:span text:style-name="T20"><text:line-break/></text:span><text:span text:style-name="T20"><text:tab/></text:span><text:span text:style-name="T20"><text:tab/></text:span><text:span text:style-name="T20">if (i == Number) return true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return false;</text:span><text:span text:style-name="T20"><text:line-break/></text:span><text:span text:style-name="T20">}</text:span><text:span text:style-name="T20"><text:line-break/></text:span><text:span text:style-name="T20"/></text:p>
          <text:p text:style-name="P88"><text:span text:style-name="T20"/></text:p>
          <text:p text:style-name="P88"><text:span text:style-name="T20">static void LinearMaxInstr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LinearSearchInstr(Vector, Vector.Length - 1);</text:span><text:span text:style-name="T20"><text:line-break/></text:span><text:span text:style-name="T20">}</text:span><text:span text:style-name="T20"><text:line-break/></text:span><text:span text:style-name="T20"/></text:p>
        </draw:text-box>
      </draw:frame>
      <draw:frame text:anchor-type="page" text:anchor-page-number="5" draw:z-index="4" draw:name="Kształt5" draw:style-name="gr5" draw:text-style-name="P89" svg:width="17.003cm" svg:height="14.816cm" svg:x="2.164cm" svg:y="15.418cm">
        <draw:text-box>
          <text:p text:style-name="P88"><text:span text:style-name="T20">static bool LinearSearchTime(int[] Vector, int Numbe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i = 0; i &lt; Vector.Length; i++)</text:span><text:span text:style-name="T20"><text:line-break/></text:span><text:span text:style-name="T20"> <text:s text:c="5"/>{</text:span><text:span text:style-name="T20"><text:line-break/></text:span><text:span text:style-name="T20"> <text:s text:c="5"/></text:span><text:span text:style-name="T20"><text:tab/></text:span><text:span text:style-name="T20"><text:tab/></text:span><text:span text:style-name="T20">if (i == Number) return true;</text:span><text:span text:style-name="T20"><text:line-break/></text:span><text:span text:style-name="T20"> <text:s text:c="5"/>}</text:span><text:span text:style-name="T20"><text:line-break/></text:span><text:span text:style-name="T20"> <text:s text:c="5"/>return false;</text:span><text:span text:style-name="T20"><text:line-break/></text:span><text:span text:style-name="T20">}</text:span></text:p>
          <text:p text:style-name="P88"><text:span text:style-name="T20"/></text:p>
          <text:p text:style-name="P88"><text:span text:style-name="T20">static void LinearMaxTime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long ElapsedTime=0, MinTime=long.MaxValue, MaxTime=long.MinValue, </text:span><text:span text:style-name="T20">IterationElapsedTime;</text:span><text:span text:style-name="T20"><text:line-break/></text:span><text:span text:style-name="T20"> <text:s text:c="6"/>for (int NumberOfControlTests = 0; NumberOfControlTests &lt; 12; NumberOfControlTests+</text:span><text:span text:style-name="T20">+)</text:span><text:span text:style-name="T20"><text:line-break/></text:span><text:span text:style-name="T20"> <text:s text:c="6"/>{</text:span><text:span text:style-name="T20"><text:line-break/></text:span><text:span text:style-name="T20"> <text:s text:c="11"/>long StartingTime = Stopwatch.GetTimestamp();</text:span><text:span text:style-name="T20"><text:line-break/></text:span><text:span text:style-name="T20"><text:line-break/></text:span><text:span text:style-name="T20"> <text:s text:c="11"/>LinearSearchTime(Vector, Vector.Length - 1);</text:span><text:span text:style-name="T20"><text:line-break/></text:span><text:span text:style-name="T20"><text:line-break/></text:span><text:span text:style-name="T20"> <text:s text:c="11"/>long EndingTime = Stopwatch.GetTimestamp();</text:span><text:span text:style-name="T20"><text:line-break/></text:span><text:span text:style-name="T20"> <text:s text:c="11"/>IterationElapsedTime = EndingTime - StartingTime;</text:span><text:span text:style-name="T20"><text:line-break/></text:span><text:span text:style-name="T20"> <text:s text:c="11"/>ElapsedTime += IterationElapsedTime;</text:span><text:span text:style-name="T20"><text:line-break/></text:span><text:span text:style-name="T20"><text:line-break/></text:span><text:span text:style-name="T20"> <text:s text:c="11"/>if (IterationElapsedTime &lt; MinTime) MinTime = IterationElapsedTime;</text:span><text:span text:style-name="T20"><text:line-break/></text:span><text:span text:style-name="T20"> <text:s text:c="11"/>if (IterationElapsedTime &gt; MaxTime) MaxTime = IterationElapsedTime;</text:span><text:span text:style-name="T20"><text:line-break/></text:span><text:span text:style-name="T20"> <text:s text:c="7"/>}</text:span><text:span text:style-name="T20"><text:line-break/></text:span><text:span text:style-name="T20"><text:line-break/></text:span><text:span text:style-name="T20"> <text:s text:c="7"/>ElapsedTime -= (MinTime + MaxTime);</text:span><text:span text:style-name="T20"><text:line-break/></text:span><text:span text:style-name="T20"> <text:s text:c="7"/>ElapsedSeconds = ElapsedTime * (1.0 / (10 * Stopwatch.Frequency));</text:span><text:span text:style-name="T20"><text:line-break/></text:span><text:span text:style-name="T20">}</text:span></text:p>
          <text:p text:style-name="P88"><text:span text:style-name="T20"/></text:p>
          <text:p text:style-name="P88"><text:span text:style-name="T20"/></text:p>
          <text:p text:style-name="P88"><text:span text:style-name="T20"/></text:p>
          <text:p text:style-name="P88"><text:span text:style-name="T20"/></text:p>
          <text:p text:style-name="P88"><text:span text:style-name="T20"/></text:p>
          <text:p text:style-name="P88"><text:span text:style-name="T20"/></text:p>
          <text:p text:style-name="P88"><text:span text:style-name="T20"/></text:p>
        </draw:text-box>
      </draw:frame>
      <draw:frame text:anchor-type="page" text:anchor-page-number="17" draw:z-index="26" draw:name="Kształt12" draw:style-name="gr12" draw:text-style-name="P99" svg:width="20.527cm" svg:height="124.263cm" svg:x="0.312cm" svg:y="3.131cm">
        <draw:text-box>
          <text:p text:style-name="P98"><text:span text:style-name="T24">using System;</text:span><text:span text:style-name="T24"><text:line-break/></text:span><text:span text:style-name="T24">using System.Diagnostics;</text:span><text:span text:style-name="T24"><text:line-break/></text:span><text:span text:style-name="T24"><text:line-break/></text:span><text:span text:style-name="T24">namespace Project_1</text:span><text:span text:style-name="T24"><text:line-break/></text:span><text:span text:style-name="T24">{</text:span><text:span text:style-name="T24"><text:line-break/></text:span><text:span text:style-name="T24"> <text:s text:c="3"/>class MainClass</text:span><text:span text:style-name="T24"><text:line-break/></text:span><text:span text:style-name="T24"> <text:s text:c="3"/>{</text:span><text:span text:style-name="T24"><text:line-break/></text:span><text:span text:style-name="T24"> <text:s text:c="7"/>static ulong NumberOfOperations;</text:span><text:span text:style-name="T24"><text:line-break/></text:span><text:span text:style-name="T24"> <text:s text:c="7"/>static double ElapsedSeconds;</text:span><text:span text:style-name="T24"><text:line-break/></text:span><text:span text:style-name="T24"> <text:s text:c="7"/>static ulong NumberOfTests;</text:span><text:span text:style-name="T24"><text:line-break/></text:span><text:span text:style-name="T24"><text:line-break/></text:span><text:span text:style-name="T24"> <text:s text:c="7"/>static bool LinearSearchInstr(int[] Vector, int Number)</text:span><text:span text:style-name="T24"><text:line-break/></text:span><text:span text:style-name="T24"> <text:s text:c="7"/>{</text:span><text:span text:style-name="T24"><text:line-break/></text:span><text:span text:style-name="T24"> <text:s text:c="11"/>for (int i = 0; i &lt; Vector.Length; i++)</text:span><text:span text:style-name="T24"><text:line-break/></text:span><text:span text:style-name="T24"> <text:s text:c="11"/>{</text:span><text:span text:style-name="T24"><text:line-break/></text:span><text:span text:style-name="T24"> <text:s text:c="15"/>NumberOfOperations++;</text:span><text:span text:style-name="T24"><text:line-break/></text:span><text:span text:style-name="T24"> <text:s text:c="15"/>if (i == Number) return true;</text:span><text:span text:style-name="T24"><text:line-break/></text:span><text:span text:style-name="T24"> <text:s text:c="11"/>}</text:span><text:span text:style-name="T24"><text:line-break/></text:span><text:span text:style-name="T24"> <text:s text:c="11"/>return false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static bool LinearSearchTime(int[] Vector, int Number)</text:span><text:span text:style-name="T24"><text:line-break/></text:span><text:span text:style-name="T24"> <text:s text:c="7"/>{</text:span><text:span text:style-name="T24"><text:line-break/></text:span><text:span text:style-name="T24"> <text:s text:c="11"/>for (int i = 0; i &lt; Vector.Length; i++)</text:span><text:span text:style-name="T24"><text:line-break/></text:span><text:span text:style-name="T24"> <text:s text:c="11"/>{</text:span><text:span text:style-name="T24"><text:line-break/></text:span><text:span text:style-name="T24"> <text:s text:c="15"/>if (i == Number) return true;</text:span><text:span text:style-name="T24"><text:line-break/></text:span><text:span text:style-name="T24"> <text:s text:c="11"/>}</text:span><text:span text:style-name="T24"><text:line-break/></text:span><text:span text:style-name="T24"> <text:s text:c="11"/>return false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static bool BinarySearchInstr(int[] Vector, int Number)</text:span><text:span text:style-name="T24"><text:line-break/></text:span><text:span text:style-name="T24"> <text:s text:c="7"/>{</text:span><text:span text:style-name="T24"><text:line-break/></text:span><text:span text:style-name="T24"> <text:s text:c="11"/>int Left = 0, Right = Vector.Length - 1, Middle;</text:span><text:span text:style-name="T24"><text:line-break/></text:span><text:span text:style-name="T24"> <text:s text:c="11"/>while (Left &lt;= Right)</text:span><text:span text:style-name="T24"><text:line-break/></text:span><text:span text:style-name="T24"> <text:s text:c="11"/>{</text:span><text:span text:style-name="T24"><text:line-break/></text:span><text:span text:style-name="T24"> <text:s text:c="15"/>Middle = (Left + Right) / 2;</text:span><text:span text:style-name="T24"><text:line-break/></text:span><text:span text:style-name="T24"><text:line-break/></text:span><text:span text:style-name="T24"> <text:s text:c="15"/>NumberOfOperations++;</text:span><text:span text:style-name="T24"><text:line-break/></text:span><text:span text:style-name="T24"> <text:s text:c="15"/>if (Vector[Middle] == Number)return true;</text:span><text:span text:style-name="T24"><text:line-break/></text:span><text:span text:style-name="T24"><text:line-break/></text:span><text:span text:style-name="T24"> <text:s text:c="15"/>if (Vector[Middle] &gt; Number) Right = Middle - 1;</text:span><text:span text:style-name="T24"><text:line-break/></text:span><text:span text:style-name="T24"> <text:s text:c="15"/>else Left = Middle + 1;</text:span><text:span text:style-name="T24"><text:line-break/></text:span><text:span text:style-name="T24"><text:line-break/></text:span><text:span text:style-name="T24"> <text:s text:c="11"/>}</text:span><text:span text:style-name="T24"><text:line-break/></text:span><text:span text:style-name="T24"> <text:s text:c="11"/>return false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static bool BinarySearchTime(int [] Vector, int Number)</text:span><text:span text:style-name="T24"><text:line-break/></text:span><text:span text:style-name="T24"> <text:s text:c="7"/>{</text:span><text:span text:style-name="T24"><text:line-break/></text:span><text:span text:style-name="T24"> <text:s text:c="11"/>int Left = 0, Right = Vector.Length - 1, Middle;</text:span><text:span text:style-name="T24"><text:line-break/></text:span><text:span text:style-name="T24"> <text:s text:c="11"/>while (Left &lt;= Right)</text:span><text:span text:style-name="T24"><text:line-break/></text:span><text:span text:style-name="T24"> <text:s text:c="11"/>{</text:span><text:span text:style-name="T24"><text:line-break/></text:span><text:span text:style-name="T24"> <text:s text:c="15"/>Middle = (Left + Right) / 2;</text:span><text:span text:style-name="T24"><text:line-break/></text:span><text:span text:style-name="T24"><text:line-break/></text:span><text:span text:style-name="T24"> <text:s text:c="15"/>if (Vector[Middle] == Number) return true;</text:span><text:span text:style-name="T24"><text:line-break/></text:span><text:span text:style-name="T24"><text:line-break/></text:span><text:span text:style-name="T24"> <text:s text:c="15"/>if (Vector[Middle] &gt; Number) Right = Middle - 1;</text:span><text:span text:style-name="T24"><text:line-break/></text:span><text:span text:style-name="T24"> <text:s text:c="15"/>else Left = Middle + 1;</text:span><text:span text:style-name="T24"><text:line-break/></text:span><text:span text:style-name="T24"><text:line-break/></text:span><text:span text:style-name="T24"> <text:s text:c="11"/>}</text:span><text:span text:style-name="T24"><text:line-break/></text:span><text:span text:style-name="T24"> <text:s text:c="11"/>return false;</text:span><text:span text:style-name="T24"><text:line-break/></text:span><text:span text:style-name="T24"> <text:s text:c="7"/>}</text:span><text:span text:style-name="T24"><text:line-break/></text:span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><text:line-break/></text:span><text:span text:style-name="T24"> <text:s text:c="7"/></text:span><text:span text:style-name="T24">//1. LinearMaxInstr </text:span><text:span text:style-name="T24">-----------------------------------------------------------------------------------</text:span><text:span text:style-name="T24"><text:line-break/></text:span><text:span text:style-name="T24"> <text:s text:c="7"/>static void LinearMaxInstr(int[] Vector)</text:span><text:span text:style-name="T24"><text:line-break/></text:span><text:span text:style-name="T24"> <text:s text:c="7"/>{</text:span><text:span text:style-name="T24"><text:line-break/></text:span><text:span text:style-name="T24"> <text:s text:c="11"/>LinearSearchInstr(Vector, Vector.Length - 1)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//2. LinearMaxTime <text:s/></text:span><text:span text:style-name="T24">-----------------------------------------------------------------------------------</text:span><text:span text:style-name="T24"><text:line-break/></text:span><text:span text:style-name="T24"> <text:s text:c="7"/>static void LinearMaxTime(int[] Vector)</text:span><text:span text:style-name="T24"><text:line-break/></text:span><text:span text:style-name="T24"> <text:s text:c="7"/>{</text:span><text:span text:style-name="T24"><text:line-break/></text:span><text:span text:style-name="T24"> <text:s text:c="11"/>long ElapsedTime = 0, MinTime = long.MaxValue, MaxTime = long.MinValue, IterationElapsedTime;</text:span><text:span text:style-name="T24"><text:line-break/></text:span><text:span text:style-name="T24"> <text:s text:c="11"/>for (int NumberOfControlTests = 0; NumberOfControlTests &lt; 12; NumberOfControlTests++)</text:span><text:span text:style-name="T24"><text:line-break/></text:span><text:span text:style-name="T24"> <text:s text:c="11"/>{</text:span><text:span text:style-name="T24"><text:line-break/></text:span><text:span text:style-name="T24"> <text:s text:c="15"/>long StartingTime = Stopwatch.GetTimestamp();</text:span><text:span text:style-name="T24"><text:line-break/></text:span><text:span text:style-name="T24"> <text:s text:c="15"/>LinearSearchTime(Vector, Vector.Length - 1);</text:span><text:span text:style-name="T24"><text:line-break/></text:span><text:span text:style-name="T24"> <text:s text:c="15"/>long EndingTime = Stopwatch.GetTimestamp();</text:span><text:span text:style-name="T24"><text:line-break/></text:span><text:span text:style-name="T24"><text:line-break/></text:span><text:span text:style-name="T24"> <text:s text:c="15"/>IterationElapsedTime = EndingTime - StartingTime;</text:span><text:span text:style-name="T24"><text:line-break/></text:span><text:span text:style-name="T24"> <text:s text:c="15"/>ElapsedTime += IterationElapsedTime;</text:span><text:span text:style-name="T24"><text:line-break/></text:span><text:span text:style-name="T24"><text:line-break/></text:span><text:span text:style-name="T24"> <text:s text:c="15"/>if (IterationElapsedTime &lt; MinTime) MinTime = IterationElapsedTime;</text:span><text:span text:style-name="T24"><text:line-break/></text:span><text:span text:style-name="T24"> <text:s text:c="15"/>if (IterationElapsedTime &gt; MaxTime) MaxTime = IterationElapsedTime;</text:span><text:span text:style-name="T24"><text:line-break/></text:span><text:span text:style-name="T24"> <text:s text:c="11"/>}</text:span><text:span text:style-name="T24"><text:line-break/></text:span><text:span text:style-name="T24"><text:line-break/></text:span><text:span text:style-name="T24"> <text:s text:c="11"/>ElapsedTime -= (MinTime + MaxTime);</text:span><text:span text:style-name="T24"><text:line-break/></text:span><text:span text:style-name="T24"> <text:s text:c="11"/>ElapsedSeconds = ElapsedTime * (1.0 / (10 * Stopwatch.Frequency));</text:span><text:span text:style-name="T24"><text:line-break/></text:span><text:span text:style-name="T24"> <text:s text:c="7"/>}</text:span><text:span text:style-name="T24"><text:line-break/></text:span><text:span text:style-name="T24"> </text:span><text:span text:style-name="T24"><text:line-break/></text:span><text:span text:style-name="T24"> <text:s text:c="7"/>//3. LinearAvgInstr </text:span><text:span text:style-name="T24">-----------------------------------------------------------------------------------</text:span><text:span text:style-name="T24"><text:line-break/></text:span><text:span text:style-name="T24"> <text:s text:c="7"/>static void LinearAvgInstr(int[] Vector)</text:span><text:span text:style-name="T24"><text:line-break/></text:span><text:span text:style-name="T24"> <text:s text:c="7"/>{</text:span><text:span text:style-name="T24"><text:line-break/></text:span><text:span text:style-name="T24"> <text:s text:c="11"/>for (int k = 0; k &lt; Vector.Length; k += 1000000)</text:span><text:span text:style-name="T24"><text:line-break/></text:span><text:span text:style-name="T24"> <text:s text:c="11"/>{</text:span><text:span text:style-name="T24"><text:line-break/></text:span><text:span text:style-name="T24"> <text:s text:c="15"/>NumberOfTests++;</text:span><text:span text:style-name="T24"><text:line-break/></text:span><text:span text:style-name="T24"> <text:s text:c="15"/>LinearSearchInstr(Vector, k);</text:span><text:span text:style-name="T24"><text:line-break/></text:span><text:span text:style-name="T24"> <text:s text:c="11"/>}</text:span><text:span text:style-name="T24"><text:line-break/></text:span><text:span text:style-name="T24"> <text:s text:c="11"/>NumberOfOperations = (NumberOfOperations / NumberOfTests)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//4. LinearAvgTime <text:s/></text:span><text:span text:style-name="T24">-----------------------------------------------------------------------------------</text:span><text:span text:style-name="T24"><text:line-break/></text:span><text:span text:style-name="T24"> <text:s text:c="7"/>static void LinearAvgTime(int[] Vector)</text:span><text:span text:style-name="T24"><text:line-break/></text:span><text:span text:style-name="T24"> <text:s text:c="7"/>{</text:span><text:span text:style-name="T24"><text:line-break/></text:span><text:span text:style-name="T24"> <text:s text:c="11"/>for (int k = 0; k &lt; Vector.Length; k += 1000000)</text:span><text:span text:style-name="T24"><text:line-break/></text:span><text:span text:style-name="T24"> <text:s text:c="11"/>{</text:span><text:span text:style-name="T24"><text:line-break/></text:span><text:span text:style-name="T24"> <text:s text:c="15"/>NumberOfTests++;</text:span><text:span text:style-name="T24"><text:line-break/></text:span><text:span text:style-name="T24"> <text:s text:c="15"/>long ElapsedTime = 0, MinTime = long.MaxValue, MaxTime = long.MinValue, IterationElapsedTime;</text:span><text:span text:style-name="T24"><text:line-break/></text:span><text:span text:style-name="T24"><text:line-break/></text:span><text:span text:style-name="T24"> <text:s text:c="15"/>for (int NumberOfControlTests = 0; NumberOfControlTests &lt; 12; NumberOfControlTests++)</text:span><text:span text:style-name="T24"><text:line-break/></text:span><text:span text:style-name="T24"> <text:s text:c="15"/>{</text:span><text:span text:style-name="T24"><text:line-break/></text:span><text:span text:style-name="T24"> <text:s text:c="19"/>long StartingTime = Stopwatch.GetTimestamp();</text:span><text:span text:style-name="T24"><text:line-break/></text:span><text:span text:style-name="T24"><text:line-break/></text:span><text:span text:style-name="T24"> <text:s text:c="19"/>LinearSearchTime(Vector, k);</text:span><text:span text:style-name="T24"><text:line-break/></text:span><text:span text:style-name="T24"><text:line-break/></text:span><text:span text:style-name="T24"> <text:s text:c="19"/>long EndingTime = Stopwatch.GetTimestamp();</text:span><text:span text:style-name="T24"><text:line-break/></text:span><text:span text:style-name="T24"> <text:s text:c="19"/>IterationElapsedTime = EndingTime - StartingTime;</text:span><text:span text:style-name="T24"><text:line-break/></text:span><text:span text:style-name="T24"> <text:s text:c="19"/>ElapsedTime += IterationElapsedTime;</text:span><text:span text:style-name="T24"><text:line-break/></text:span><text:span text:style-name="T24"><text:line-break/></text:span><text:span text:style-name="T24"> <text:s text:c="19"/>if (IterationElapsedTime &lt; MinTime) MinTime = IterationElapsedTime;</text:span><text:span text:style-name="T24"><text:line-break/></text:span><text:span text:style-name="T24"> <text:s text:c="19"/>if (IterationElapsedTime &gt; MaxTime) MaxTime = IterationElapsedTime;</text:span><text:span text:style-name="T24"><text:line-break/></text:span><text:span text:style-name="T24"> <text:s text:c="15"/>}</text:span><text:span text:style-name="T24"><text:line-break/></text:span><text:span text:style-name="T24"><text:line-break/></text:span><text:span text:style-name="T24"> <text:s text:c="15"/>ElapsedTime -= (MinTime + MaxTime);</text:span><text:span text:style-name="T24"><text:line-break/></text:span><text:span text:style-name="T24"> <text:s text:c="15"/>ElapsedSeconds += ElapsedTime * (1.0 / (10 * Stopwatch.Frequency));</text:span><text:span text:style-name="T24"><text:line-break/></text:span><text:span text:style-name="T24"> <text:s text:c="11"/>}</text:span><text:span text:style-name="T24"><text:line-break/></text:span><text:span text:style-name="T24"> <text:s text:c="11"/>ElapsedSeconds = (ElapsedSeconds / NumberOfTests)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//5. BinaryMaxInstr </text:span><text:span text:style-name="T24">-----------------------------------------------------------------------------------</text:span><text:span text:style-name="T24"><text:line-break/></text:span><text:span text:style-name="T24"> <text:s text:c="7"/>static void BinaryMaxInstr(int[] Vector)</text:span><text:span text:style-name="T24"><text:line-break/></text:span><text:span text:style-name="T24"> <text:s text:c="7"/>{</text:span><text:span text:style-name="T24"><text:line-break/></text:span><text:span text:style-name="T24"> <text:s text:c="11"/>BinarySearchInstr(Vector, Vector.Length - 1);</text:span><text:span text:style-name="T24"><text:line-break/></text:span><text:span text:style-name="T24"> <text:s text:c="7"/>}</text:span><text:span text:style-name="T24"><text:line-break/></text:span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><text:line-break/></text:span><text:span text:style-name="T24"> <text:s text:c="7"/></text:span><text:span text:style-name="T24">//6. BinaryMaxTime <text:s/></text:span><text:span text:style-name="T24">-----------------------------------------------------------------------------------</text:span><text:span text:style-name="T24"><text:line-break/></text:span><text:span text:style-name="T24"> <text:s text:c="7"/>static void BinaryMaxTime(int[] Vector)</text:span><text:span text:style-name="T24"><text:line-break/></text:span><text:span text:style-name="T24"> <text:s text:c="7"/>{</text:span><text:span text:style-name="T24"><text:line-break/></text:span><text:span text:style-name="T24"> <text:s text:c="11"/>long ElapsedTime = 0, MinTime = long.MaxValue, MaxTime = long.MinValue, IterationElapsedTime;</text:span><text:span text:style-name="T24"><text:line-break/></text:span><text:span text:style-name="T24"> <text:s text:c="11"/>for (int NumberOfControlTests = 0; NumberOfControlTests &lt; 12; NumberOfControlTests++)</text:span><text:span text:style-name="T24"><text:line-break/></text:span><text:span text:style-name="T24"> <text:s text:c="11"/>{</text:span><text:span text:style-name="T24"><text:line-break/></text:span><text:span text:style-name="T24"> <text:s text:c="15"/>long StartingTime = Stopwatch.GetTimestamp();</text:span><text:span text:style-name="T24"><text:line-break/></text:span><text:span text:style-name="T24"><text:line-break/></text:span><text:span text:style-name="T24"> <text:s text:c="15"/>BinarySearchTime(Vector, Vector.Length - 1);</text:span><text:span text:style-name="T24"><text:line-break/></text:span><text:span text:style-name="T24"><text:line-break/></text:span><text:span text:style-name="T24"> <text:s text:c="15"/>long EndingTime = Stopwatch.GetTimestamp();</text:span><text:span text:style-name="T24"><text:line-break/></text:span><text:span text:style-name="T24"> <text:s text:c="15"/>IterationElapsedTime = EndingTime - StartingTime;</text:span><text:span text:style-name="T24"><text:line-break/></text:span><text:span text:style-name="T24"> <text:s text:c="15"/>ElapsedTime += IterationElapsedTime;</text:span><text:span text:style-name="T24"><text:line-break/></text:span><text:span text:style-name="T24"><text:line-break/></text:span><text:span text:style-name="T24"> <text:s text:c="15"/>if (IterationElapsedTime &lt; MinTime) MinTime = IterationElapsedTime;</text:span><text:span text:style-name="T24"><text:line-break/></text:span><text:span text:style-name="T24"> <text:s text:c="15"/>if (IterationElapsedTime &gt; MaxTime) MaxTime = IterationElapsedTime;</text:span><text:span text:style-name="T24"><text:line-break/></text:span><text:span text:style-name="T24"> <text:s text:c="11"/>}</text:span><text:span text:style-name="T24"><text:line-break/></text:span><text:span text:style-name="T24"><text:line-break/></text:span><text:span text:style-name="T24"> <text:s text:c="11"/>ElapsedTime -= (MinTime + MaxTime);</text:span><text:span text:style-name="T24"><text:line-break/></text:span><text:span text:style-name="T24"> <text:s text:c="11"/>ElapsedSeconds = ElapsedTime * (1.0 / (10 * Stopwatch.Frequency))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//7. BinaryAvgInstr </text:span><text:span text:style-name="T24">-----------------------------------------------------------------------------------</text:span><text:span text:style-name="T24"><text:line-break/></text:span><text:span text:style-name="T24"> <text:s text:c="7"/>static void BinaryAvgInstr(int[] Vector)</text:span><text:span text:style-name="T24"><text:line-break/></text:span><text:span text:style-name="T24"> <text:s text:c="7"/>{</text:span><text:span text:style-name="T24"><text:line-break/></text:span><text:span text:style-name="T24"> <text:s text:c="11"/>for (int k = 0; k &lt; Vector.Length; k += 1000000)</text:span><text:span text:style-name="T24"><text:line-break/></text:span><text:span text:style-name="T24"> <text:s text:c="11"/>{</text:span><text:span text:style-name="T24"><text:line-break/></text:span><text:span text:style-name="T24"> <text:s text:c="15"/>NumberOfTests++;</text:span><text:span text:style-name="T24"><text:line-break/></text:span><text:span text:style-name="T24"> <text:s text:c="15"/>BinarySearchInstr(Vector, k);</text:span><text:span text:style-name="T24"><text:line-break/></text:span><text:span text:style-name="T24"> <text:s text:c="11"/>}</text:span><text:span text:style-name="T24"><text:line-break/></text:span><text:span text:style-name="T24"> <text:s text:c="11"/>NumberOfOperations = (NumberOfOperations / NumberOfTests)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//8. BinaryAvgTime <text:s/></text:span><text:span text:style-name="T24">-----------------------------------------------------------------------------------</text:span><text:span text:style-name="T24"><text:line-break/></text:span><text:span text:style-name="T24"> <text:s text:c="7"/>static void BinaryAvgTime(int[] Vector)</text:span><text:span text:style-name="T24"><text:line-break/></text:span><text:span text:style-name="T24"> <text:s text:c="7"/>{</text:span><text:span text:style-name="T24"><text:line-break/></text:span><text:span text:style-name="T24"> <text:s text:c="11"/>for (int k = 0; k &lt; Vector.Length; k += 1000000)</text:span><text:span text:style-name="T24"><text:line-break/></text:span><text:span text:style-name="T24"> <text:s text:c="11"/>{</text:span><text:span text:style-name="T24"><text:line-break/></text:span><text:span text:style-name="T24"> <text:s text:c="15"/>NumberOfTests++;</text:span><text:span text:style-name="T24"><text:line-break/></text:span><text:span text:style-name="T24"> <text:s text:c="15"/>long ElapsedTime = 0, MinTime = long.MaxValue, MaxTime = long.MinValue, IterationElapsedTime;</text:span><text:span text:style-name="T24"><text:line-break/></text:span><text:span text:style-name="T24"><text:line-break/></text:span><text:span text:style-name="T24"> <text:s text:c="15"/>for (int NumberOfControlTests = 0; NumberOfControlTests &lt; 12; NumberOfControlTests++)</text:span><text:span text:style-name="T24"><text:line-break/></text:span><text:span text:style-name="T24"> <text:s text:c="15"/>{</text:span><text:span text:style-name="T24"><text:line-break/></text:span><text:span text:style-name="T24"> <text:s text:c="19"/>long StartingTime = Stopwatch.GetTimestamp();</text:span><text:span text:style-name="T24"><text:line-break/></text:span><text:span text:style-name="T24"><text:line-break/></text:span><text:span text:style-name="T24"> <text:s text:c="19"/>BinarySearchTime(Vector, k);</text:span><text:span text:style-name="T24"><text:line-break/></text:span><text:span text:style-name="T24"><text:line-break/></text:span><text:span text:style-name="T24"> <text:s text:c="19"/>long EndingTime = Stopwatch.GetTimestamp();</text:span><text:span text:style-name="T24"><text:line-break/></text:span><text:span text:style-name="T24"> <text:s text:c="19"/>IterationElapsedTime = EndingTime - StartingTime;</text:span><text:span text:style-name="T24"><text:line-break/></text:span><text:span text:style-name="T24"> <text:s text:c="19"/>ElapsedTime += IterationElapsedTime;</text:span><text:span text:style-name="T24"><text:line-break/></text:span><text:span text:style-name="T24"><text:line-break/></text:span><text:span text:style-name="T24"> <text:s text:c="19"/>if (IterationElapsedTime &lt; MinTime) MinTime = IterationElapsedTime;</text:span><text:span text:style-name="T24"><text:line-break/></text:span><text:span text:style-name="T24"> <text:s text:c="19"/>if (IterationElapsedTime &gt; MaxTime) MaxTime = IterationElapsedTime;</text:span><text:span text:style-name="T24"><text:line-break/></text:span><text:span text:style-name="T24"> <text:s text:c="15"/>}</text:span><text:span text:style-name="T24"><text:line-break/></text:span><text:span text:style-name="T24"><text:line-break/></text:span><text:span text:style-name="T24"> <text:s text:c="15"/>ElapsedTime -= (MinTime + MaxTime);</text:span><text:span text:style-name="T24"><text:line-break/></text:span><text:span text:style-name="T24"> <text:s text:c="15"/>ElapsedSeconds += ElapsedTime * (1.0 / (10 * Stopwatch.Frequency));</text:span><text:span text:style-name="T24"><text:line-break/></text:span><text:span text:style-name="T24"> <text:s text:c="11"/>}</text:span><text:span text:style-name="T24"><text:line-break/></text:span><text:span text:style-name="T24"> <text:s text:c="11"/>ElapsedSeconds = (ElapsedSeconds / NumberOfTests);</text:span><text:span text:style-name="T24"><text:line-break/></text:span><text:span text:style-name="T24"> <text:s text:c="7"/>}</text:span><text:span text:style-name="T24"><text:line-break/></text:span><text:span text:style-name="T24"><text:line-break/></text:span><text:span text:style-name="T24"> <text:s text:c="7"/>//------- MAIN -----------------------------------------------------------------------</text:span><text:span text:style-name="T24"><text:line-break/></text:span><text:span text:style-name="T24"> <text:s text:c="7"/>public static void Main(string[] args)</text:span><text:span text:style-name="T24"><text:line-break/></text:span><text:span text:style-name="T24"> <text:s text:c="7"/>{</text:span><text:span text:style-name="T24"><text:line-break/></text:span><text:span text:style-name="T24"> <text:s text:c="11"/>int choice = 0;</text:span><text:span text:style-name="T24"><text:line-break/></text:span><text:span text:style-name="T24"> <text:s text:c="11"/>int[] ArraySize = new int[10];</text:span><text:span text:style-name="T24"><text:line-break/></text:span><text:span text:style-name="T24"> <text:s text:c="11"/>ArraySize[0] = 26843545;</text:span><text:span text:style-name="T24"><text:line-break/></text:span><text:span text:style-name="T24"><text:line-break/></text:span><text:span text:style-name="T24"> <text:s text:c="11"/>for (int i = 1; i &lt; ArraySize.Length; i++)</text:span><text:span text:style-name="T24"><text:line-break/></text:span><text:span text:style-name="T24"> <text:s text:c="11"/>{</text:span><text:span text:style-name="T24"><text:line-break/></text:span><text:span text:style-name="T24"> <text:s text:c="15"/>ArraySize[i] = ArraySize[i-1] + 26843545;</text:span><text:span text:style-name="T24"><text:line-break/></text:span><text:span text:style-name="T24"> <text:s text:c="11"/>}</text:span><text:span text:style-name="T24"><text:line-break/></text:span><text:span text:style-name="T24"><text:line-break/></text:span><text:span text:style-name="T24"> <text:s text:c="11"/>do</text:span><text:span text:style-name="T24"><text:line-break/></text:span><text:span text:style-name="T24"> <text:s text:c="11"/>{</text:span><text:span text:style-name="T24"><text:line-break/></text:span><text:span text:style-name="T24"> <text:s text:c="15"/>Console.WriteLine("Jaką oprację chcesz wykonać?\n");</text:span><text:span text:style-name="T24"><text:line-break/></text:span><text:span text:style-name="T24"> <text:s text:c="15"/>Console.WriteLine("1. Wyszukiwanie liniowe - pesymistyczne - instrumentacja");</text:span><text:span text:style-name="T24"><text:line-break/></text:span><text:span text:style-name="T24"> <text:s text:c="15"/>Console.WriteLine("2. Wyszukiwanie liniowe - pesymistyczne - czas\n");</text:span><text:span text:style-name="T24"><text:line-break/></text:span><text:span text:style-name="T24"> <text:s text:c="15"/>Console.WriteLine("3. Wyszukiwanie liniowe - średnie - instrumentacja");</text:span><text:span text:style-name="T24"><text:line-break/></text:span><text:span text:style-name="T24"> <text:s text:c="15"/>Console.WriteLine("4. Wyszukiwanie liniowe - średnie - czas\n");</text:span><text:span text:style-name="T24"><text:line-break/></text:span><text:span text:style-name="T24"> <text:s text:c="15"/>Console.WriteLine("5. Wyszukiwanie binarne - pesymistyczne - instrumentacja");</text:span><text:span text:style-name="T24"><text:line-break/></text:span><text:span text:style-name="T24"> <text:s text:c="15"/>Console.WriteLine("6. Wyszukiwanie binarne - pesymistyczne - czas\n");</text:span><text:span text:style-name="T24"><text:line-break/></text:span><text:span text:style-name="T24"> <text:s text:c="15"/>Console.WriteLine("7. Wyszukiwanie binarne - średnie - instrumentacja");</text:span><text:span text:style-name="T24"><text:line-break/></text:span><text:span text:style-name="T24"> <text:s text:c="15"/>Console.WriteLine("8. Wyszukiwanie binarne - średnie - czas\n");</text:span><text:span text:style-name="T24"><text:line-break/></text:span><text:span text:style-name="T24"> <text:s text:c="15"/>Console.WriteLine("0. Zakończ prorgram\n");</text:span><text:span text:style-name="T24"><text:line-break/></text:span><text:span text:style-name="T24"> <text:s text:c="15"/>Console.Write("Twó wybó:");</text:span><text:span text:style-name="T24"><text:line-break/></text:span><text:span text:style-name="T24"> <text:s text:c="15"/>choice = int.Parse(Console.ReadLine());</text:span><text:span text:style-name="T24"><text:line-break/></text:span><text:span text:style-name="T24"> <text:s text:c="15"/>Console.WriteLine("\n\n");</text:span><text:span text:style-name="T24"><text:line-break/></text:span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><text:line-break/></text:span><text:span text:style-name="T24"> <text:s text:c="15"/></text:span><text:span text:style-name="T24">if (choice == 1</text:span><text:span text:style-name="T24"><text:line-break/></text:span><text:span text:style-name="T24"> <text:s text:c="19"/>|| choice == 2</text:span><text:span text:style-name="T24"><text:line-break/></text:span><text:span text:style-name="T24"> <text:s text:c="19"/>|| choice == 3</text:span><text:span text:style-name="T24"><text:line-break/></text:span><text:span text:style-name="T24"> <text:s text:c="19"/>|| choice == 4</text:span><text:span text:style-name="T24"><text:line-break/></text:span><text:span text:style-name="T24"> <text:s text:c="19"/>|| choice == 5</text:span><text:span text:style-name="T24"><text:line-break/></text:span><text:span text:style-name="T24"> <text:s text:c="19"/>|| choice == 6</text:span><text:span text:style-name="T24"><text:line-break/></text:span><text:span text:style-name="T24"> <text:s text:c="19"/>|| choice == 7</text:span><text:span text:style-name="T24"><text:line-break/></text:span><text:span text:style-name="T24"> <text:s text:c="19"/>|| choice == 8)</text:span><text:span text:style-name="T24"><text:line-break/></text:span><text:span text:style-name="T24"> <text:s text:c="15"/>{</text:span><text:span text:style-name="T24"><text:line-break/></text:span><text:span text:style-name="T24"> <text:s text:c="19"/>switch (choice)</text:span><text:span text:style-name="T24"><text:line-break/></text:span><text:span text:style-name="T24"> <text:s text:c="19"/>{</text:span><text:span text:style-name="T24"><text:line-break/></text:span><text:span text:style-name="T24"> <text:s text:c="23"/>case 1:</text:span><text:span text:style-name="T24"><text:line-break/></text:span><text:span text:style-name="T24"> <text:s text:c="23"/>case 3:</text:span><text:span text:style-name="T24"><text:line-break/></text:span><text:span text:style-name="T24"> <text:s text:c="23"/>case 5:</text:span><text:span text:style-name="T24"><text:line-break/></text:span><text:span text:style-name="T24"> <text:s text:c="23"/>case 7:</text:span><text:span text:style-name="T24"><text:line-break/></text:span><text:span text:style-name="T24"> <text:s text:c="27"/>Console.WriteLine("n\t\t\tOperations");</text:span><text:span text:style-name="T24"><text:line-break/></text:span><text:span text:style-name="T24"> <text:s text:c="27"/>break;</text:span><text:span text:style-name="T24"><text:line-break/></text:span><text:span text:style-name="T24"><text:line-break/></text:span><text:span text:style-name="T24"> <text:s text:c="23"/>case 2:</text:span><text:span text:style-name="T24"><text:line-break/></text:span><text:span text:style-name="T24"> <text:s text:c="23"/>case 4:</text:span><text:span text:style-name="T24"><text:line-break/></text:span><text:span text:style-name="T24"> <text:s text:c="23"/>case 6:</text:span><text:span text:style-name="T24"><text:line-break/></text:span><text:span text:style-name="T24"> <text:s text:c="23"/>case 8:</text:span><text:span text:style-name="T24"><text:line-break/></text:span><text:span text:style-name="T24"> <text:s text:c="27"/>Console.WriteLine("n\t\tElapsed seconds");</text:span><text:span text:style-name="T24"><text:line-break/></text:span><text:span text:style-name="T24"> <text:s text:c="27"/>break;</text:span><text:span text:style-name="T24"><text:line-break/></text:span><text:span text:style-name="T24"> <text:s text:c="19"/>}</text:span><text:span text:style-name="T24"><text:line-break/></text:span><text:span text:style-name="T24"><text:line-break/></text:span><text:span text:style-name="T24"><text:line-break/></text:span><text:span text:style-name="T24"> <text:s text:c="19"/>for (int i = 0; i &lt; ArraySize.Length; i++)</text:span><text:span text:style-name="T24"><text:line-break/></text:span><text:span text:style-name="T24"> <text:s text:c="19"/>{</text:span><text:span text:style-name="T24"><text:line-break/></text:span><text:span text:style-name="T24"> <text:s text:c="23"/>int[] Vector = new int[ArraySize[i]];</text:span><text:span text:style-name="T24"><text:line-break/></text:span><text:span text:style-name="T24"> <text:s text:c="23"/>for (int j = 0; j &lt; ArraySize[i]; j++)</text:span><text:span text:style-name="T24"><text:line-break/></text:span><text:span text:style-name="T24"> <text:s text:c="23"/>{</text:span><text:span text:style-name="T24"><text:line-break/></text:span><text:span text:style-name="T24"> <text:s text:c="27"/>Vector[j] = j;</text:span><text:span text:style-name="T24"><text:line-break/></text:span><text:span text:style-name="T24"> <text:s text:c="23"/>}</text:span><text:span text:style-name="T24"><text:line-break/></text:span><text:span text:style-name="T24"><text:line-break/></text:span><text:span text:style-name="T24"> <text:s text:c="23"/>NumberOfOperations = 0;</text:span><text:span text:style-name="T24"><text:line-break/></text:span><text:span text:style-name="T24"> <text:s text:c="23"/>ElapsedSeconds = 0;</text:span><text:span text:style-name="T24"><text:line-break/></text:span><text:span text:style-name="T24"> <text:s text:c="23"/>NumberOfTests = 0;</text:span><text:span text:style-name="T24"><text:line-break/></text:span><text:span text:style-name="T24"><text:line-break/></text:span><text:span text:style-name="T24"> <text:s text:c="23"/>// ----- MIEJSCE WYWYOŁYWANIA FUNKCJI </text:span><text:span text:style-name="T24">------------------------------------------------------------</text:span><text:span text:style-name="T24"><text:line-break/></text:span><text:span text:style-name="T24"> <text:s text:c="23"/>switch (choice)</text:span><text:span text:style-name="T24"><text:line-break/></text:span><text:span text:style-name="T24"> <text:s text:c="23"/>{</text:span><text:span text:style-name="T24"><text:line-break/></text:span><text:span text:style-name="T24"> <text:s text:c="27"/>case 1:</text:span><text:span text:style-name="T24"><text:line-break/></text:span><text:span text:style-name="T24"> <text:s text:c="31"/>LinearMaxInstr(Vector);</text:span><text:span text:style-name="T24"><text:line-break/></text:span><text:span text:style-name="T24"> <text:s text:c="31"/>Console.WriteLine("{0}\t\t{1}", Vector.Length, NumberOfOperations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2:</text:span><text:span text:style-name="T24"><text:line-break/></text:span><text:span text:style-name="T24"> <text:s text:c="31"/>LinearMaxTime(Vector);</text:span><text:span text:style-name="T24"><text:line-break/></text:span><text:span text:style-name="T24"> <text:s text:c="31"/>Console.WriteLine("{0}\t{1}", Vector.Length, ElapsedSeconds.ToString("F4")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3:</text:span><text:span text:style-name="T24"><text:line-break/></text:span><text:span text:style-name="T24"> <text:s text:c="31"/>LinearAvgInstr(Vector);</text:span><text:span text:style-name="T24"><text:line-break/></text:span><text:span text:style-name="T24"> <text:s text:c="31"/>Console.WriteLine("{0}\t\t{1}", Vector.Length, NumberOfOperations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4:</text:span><text:span text:style-name="T24"><text:line-break/></text:span><text:span text:style-name="T24"> <text:s text:c="31"/>LinearAvgTime(Vector);</text:span><text:span text:style-name="T24"><text:line-break/></text:span><text:span text:style-name="T24"> <text:s text:c="31"/>Console.WriteLine("{0}\t{1}", Vector.Length, ElapsedSeconds.ToString("F4")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5:</text:span><text:span text:style-name="T24"><text:line-break/></text:span><text:span text:style-name="T24"> <text:s text:c="31"/>BinaryMaxInstr(Vector);</text:span><text:span text:style-name="T24"><text:line-break/></text:span><text:span text:style-name="T24"> <text:s text:c="31"/>Console.WriteLine("{0}\t\t{1}", Vector.Length, NumberOfOperations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6:</text:span><text:span text:style-name="T24"><text:line-break/></text:span><text:span text:style-name="T24"> <text:s text:c="31"/>BinaryMaxTime(Vector);</text:span><text:span text:style-name="T24"><text:line-break/></text:span><text:span text:style-name="T24"> <text:s text:c="31"/>Console.WriteLine("{0}\t{1}", Vector.Length, ElapsedSeconds.ToString("F4")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7:</text:span><text:span text:style-name="T24"><text:line-break/></text:span><text:span text:style-name="T24"> <text:s text:c="31"/>BinaryAvgInstr(Vector);</text:span><text:span text:style-name="T24"><text:line-break/></text:span><text:span text:style-name="T24"> <text:s text:c="31"/>Console.WriteLine("{0}\t\t{1}", Vector.Length, NumberOfOperations);</text:span><text:span text:style-name="T24"><text:line-break/></text:span><text:span text:style-name="T24"> <text:s text:c="31"/>break;</text:span><text:span text:style-name="T24"><text:line-break/></text:span><text:span text:style-name="T24"><text:line-break/></text:span><text:span text:style-name="T24"> <text:s text:c="27"/>case 8:</text:span><text:span text:style-name="T24"><text:line-break/></text:span><text:span text:style-name="T24"> <text:s text:c="31"/>BinaryAvgTime(Vector);</text:span><text:span text:style-name="T24"><text:line-break/></text:span><text:span text:style-name="T24"> <text:s text:c="31"/>Console.WriteLine("{0}\t{1}", Vector.Length, ElapsedSeconds.ToString("F4"));</text:span><text:span text:style-name="T24"><text:line-break/></text:span><text:span text:style-name="T24"> <text:s text:c="31"/>break;</text:span><text:span text:style-name="T24"><text:line-break/></text:span><text:span text:style-name="T24"> <text:s text:c="23"/>}</text:span><text:span text:style-name="T24"><text:line-break/></text:span><text:span text:style-name="T24"> <text:s text:c="19"/>}</text:span><text:span text:style-name="T24"><text:line-break/></text:span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/></text:p>
          <text:p text:style-name="P98"><text:span text:style-name="T24"><text:line-break/></text:span><text:span text:style-name="T24"> <text:s text:c="19"/></text:span><text:span text:style-name="T24">if (choice != 0)</text:span><text:span text:style-name="T24"><text:line-break/></text:span><text:span text:style-name="T24"> <text:s text:c="19"/>{</text:span><text:span text:style-name="T24"><text:line-break/></text:span><text:span text:style-name="T24"> <text:s text:c="23"/>Console.WriteLine("\n\n##############################################################</text:span><text:span text:style-name="T24">##################################################");</text:span><text:span text:style-name="T24"><text:line-break/></text:span><text:span text:style-name="T24"> <text:s text:c="19"/>}</text:span><text:span text:style-name="T24"><text:line-break/></text:span><text:span text:style-name="T24"> <text:s text:c="15"/>}</text:span><text:span text:style-name="T24"><text:line-break/></text:span><text:span text:style-name="T24"> <text:s text:c="15"/>else if (choice == 0)</text:span><text:span text:style-name="T24"><text:line-break/></text:span><text:span text:style-name="T24"> <text:s text:c="15"/>{</text:span><text:span text:style-name="T24"><text:line-break/></text:span><text:span text:style-name="T24"> <text:s text:c="19"/>Console.WriteLine("Koniec programu");</text:span><text:span text:style-name="T24"><text:line-break/></text:span><text:span text:style-name="T24"> <text:s text:c="15"/>}</text:span><text:span text:style-name="T24"><text:line-break/></text:span><text:span text:style-name="T24"> <text:s text:c="15"/>else</text:span><text:span text:style-name="T24"><text:line-break/></text:span><text:span text:style-name="T24"> <text:s text:c="15"/>{</text:span><text:span text:style-name="T24"><text:line-break/></text:span><text:span text:style-name="T24"> <text:s text:c="19"/>Console.Write("\n\n\n\nDokonałeś złego wyboru, naciśnij dowolny przycisk i spróuj </text:span><text:span text:style-name="T24">ponownie\n");</text:span><text:span text:style-name="T24"><text:line-break/></text:span><text:span text:style-name="T24"> <text:s text:c="15"/>}</text:span><text:span text:style-name="T24"><text:line-break/></text:span><text:span text:style-name="T24"> <text:s text:c="11"/>} while (choice != 0);</text:span><text:span text:style-name="T24"><text:line-break/></text:span><text:span text:style-name="T24"> <text:s text:c="7"/>}</text:span><text:span text:style-name="T24"><text:line-break/></text:span><text:span text:style-name="T24"> <text:s text:c="3"/>}</text:span><text:span text:style-name="T24"><text:line-break/></text:span><text:span text:style-name="T24">}</text:span><text:span text:style-name="T24"><text:line-break/></text:span><text:span text:style-name="T24"/></text:p>
        </draw:text-box>
      </draw:frame>
      <text:p text:style-name="P87">Projekt 1</text:p>
      <text:p text:style-name="P49">Zadanie:</text:p>
      <text:p text:style-name="P21">Zweryfikować przedstawioną na wykładzie ocenę średniej i pesymistycznej złożoności wyszukiwania liniowego i binarnego <text:span text:style-name="T1">przy użyciu instrumentacji, oraz pomiarów czasu.</text:span></text:p>
      <text:p text:style-name="P21"/>
      <text:p text:style-name="P21"/>
      <text:p text:style-name="P47">Implementacja metody wyszukiwania liniowego:</text:p>
      <text:p text:style-name="P22"><draw:frame text:anchor-type="paragraph" draw:z-index="0" draw:name="Kształt1" draw:style-name="gr1" draw:text-style-name="P89" svg:width="10.148cm" svg:height="2.731cm" svg:x="3.699cm" svg:y="0.302cm"><draw:text-box><text:p text:style-name="P88"><text:span text:style-name="T20"><text:line-break/></text:span><text:span text:style-name="T20"> <text:s text:c="5"/></text:span><text:span text:style-name="T20">for (int i = 0; i &lt; Vector.Length; i++)</text:span><text:span text:style-name="T20"><text:line-break/></text:span><text:span text:style-name="T20"> <text:s text:c="5"/>{</text:span><text:span text:style-name="T20"><text:line-break/></text:span><text:span text:style-name="T20"> <text:s text:c="9"/>if (i == Number) return true;</text:span><text:span text:style-name="T20"><text:line-break/></text:span><text:span text:style-name="T20"> <text:s text:c="5"/>}</text:span><text:span text:style-name="T20"><text:line-break/></text:span><text:span text:style-name="T20"> <text:s text:c="5"/>return false;</text:span><text:span text:style-name="T20"><text:line-break/></text:span><text:span text:style-name="T20"/></text:p></draw:text-box></draw:frame></text:p>
      <text:p text:style-name="P23"/>
      <text:p text:style-name="P48">Implementacja metody wyszukiwania binarnego:</text:p>
      <text:p text:style-name="P23"><draw:frame text:anchor-type="paragraph" draw:z-index="1" draw:name="Kształt2" draw:style-name="gr2" draw:text-style-name="P89" svg:width="13.024cm" svg:height="5.46cm" svg:x="2.394cm" svg:y="0.293cm"><draw:text-box><text:p text:style-name="P88"><text:span text:style-name="T20"><text:tab/></text:span><text:span text:style-name="T20"><text:tab/></text:span></text:p><text:p text:style-name="P88"><text:span text:style-name="T20"><text:tab/></text:span><text:span text:style-name="T20"><text:tab/></text:span><text:span text:style-name="T20">int Left = 0, Right = Vector.Length - 1, Middle;</text:span><text:span text:style-name="T20"><text:line-break/></text:span><text:span text:style-name="T20"><text:tab/></text:span><text:span text:style-name="T20"><text:tab/></text:span><text:span text:style-name="T20">while (Left &lt;= Right)</text:span><text:span text:style-name="T20"><text:line-break/></text:span><text:span text:style-name="T20"><text:tab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 <text:s text:c="2"/>Middle = (Left + Right) / 2;</text:span><text:span text:style-name="T20"><text:line-break/></text:span><text:span text:style-name="T20"><text:line-break/></text:span><text:span text:style-name="T20"> <text:s/></text:span><text:span text:style-name="T20"><text:tab/></text:span><text:span text:style-name="T20"><text:tab/></text:span><text:span text:style-name="T20"> <text:s/>if (Vector[Middle] == Number) return true;</text:span><text:span text:style-name="T20"><text:line-break/></text:span><text:span text:style-name="T20"><text:line-break/></text:span><text:span text:style-name="T20"> <text:s/></text:span><text:span text:style-name="T20"><text:tab/></text:span><text:span text:style-name="T20"><text:tab/></text:span><text:span text:style-name="T20"> <text:s/>if (Vector[Middle] &gt; Number) Right = Middle - 1;</text:span><text:span text:style-name="T20"><text:line-break/></text:span><text:span text:style-name="T20"> <text:s/></text:span><text:span text:style-name="T20"><text:tab/></text:span><text:span text:style-name="T20"><text:tab/></text:span><text:span text:style-name="T20"> <text:s/>else Left = Middle + 1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}</text:span><text:span text:style-name="T20"><text:line-break/></text:span><text:span text:style-name="T20"><text:tab/></text:span><text:span text:style-name="T20"><text:tab/></text:span><text:span text:style-name="T20">return false;</text:span><text:span text:style-name="T20"><text:line-break/></text:span><text:span text:style-name="T20"/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/>
      <text:p text:style-name="P11"/>
      <text:p text:style-name="P11"/>
      <text:p text:style-name="P11"/>
      <text:p text:style-name="P11">Na potrzeby eksperymentu wprowadzę następujące oznaczenia używane w dalszej części opisu:</text:p>
      <text:p text:style-name="P11">- operacja porównania „równa się”:<text:tab/><text:tab/><text:span text:style-name="T14"> = =</text:span></text:p>
      <text:p text:style-name="P11">- operacja porównania „mniejsze od”:<text:tab/><text:span text:style-name="T14">&lt;</text:span></text:p>
      <text:p text:style-name="P12">- operacja porównania „mniejsze/<text:span text:style-name="T8">równe</text:span>”:<text:tab/><text:span text:style-name="T14">&lt;</text:span><text:span text:style-name="T16">=</text:span></text:p>
      <text:p text:style-name="P12">- operacja porównania „<text:span text:style-name="T4">większe/równe</text:span>”:<text:tab/><text:span text:style-name="T15">&gt;=</text:span></text:p>
      <text:p text:style-name="P12"><text:span text:style-name="T8">- </text:span>operacja porównania „<text:span text:style-name="T4">większe</text:span> od”:<text:tab/><text:tab/><text:span text:style-name="T15">&gt;</text:span></text:p>
      <text:p text:style-name="P11">- operacja przypisa<text:span text:style-name="T8">nia</text:span>:<text:tab/><text:tab/><text:tab/><text:span text:style-name="T14">=</text:span></text:p>
      <text:p text:style-name="P11">- operacja <text:span text:style-name="T8">zwiększania o 1</text:span>:<text:tab/><text:tab/><text:tab/><text:span text:style-name="T14">++</text:span></text:p>
      <text:p text:style-name="P12">- operacja <text:span text:style-name="T8">dzielenia</text:span>:<text:tab/><text:tab/><text:tab/><text:span text:style-name="T14">/</text:span></text:p>
      <text:p text:style-name="P12"/>
      <text:p text:style-name="P12"/>
      <text:p text:style-name="P12"/>
      <text:p text:style-name="P12"/>
      <text:p text:style-name="P12"/>
      <text:p text:style-name="P24"/>
      <text:p text:style-name="P14">Poniżej będę przedstawiał jedynie fragmenty kodu, dlatego pragnę zaznaczyć, iż każdy z fragmentów znajduje się w miejscu pokazanym poniżej <text:span text:style-name="T6">(oznaczonym jako /// TUTAJ ZNAJDUJĄ SIĘ PRZEDSTAWIONE FRAGMENTY KODU ///)</text:span>, <text:span text:style-name="T5">a zmienne NumberOfOperations, ElapsedSeconds, oraz NumberOfTests są zerowane przed każdym wywołaniem funkcji. </text:span>Całość kodu znajduje się na końcu dokumentu tekstowego.</text:p>
      <text:p text:style-name="P3"/>
      <text:p text:style-name="P15"/>
      <text:p text:style-name="P15"/>
      <text:p text:style-name="P15"/>
      <text:p text:style-name="P15"><text:soft-page-break/><text:span text:style-name="T7">W eksperymentach wykorzystano 10 punktów pomiarowych o wartościach od </text:span>26843545 <text:span text:style-name="T7"><text:s/>do 268435450.</text:span></text:p>
      <text:p text:style-name="P27"/>
      <text:p text:style-name="P27">Dla uzyskania uśrednionych wyników w ocenach średniej złożoności przeprowadzono wiele operacji wyszukiwań; pierwsza szukana liczba była zerem, a kolejne szukane liczby powiększane były o milion, aż do momentu w którym kolejne powiększenie przekroczyłoby rozmiar tablicy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/>
      <text:p text:style-name="P1"><text:soft-page-break/><text:span text:style-name="T7">1.</text:span> Ocena pesymistycznej złożoności wyszukiwania liniowego</text:p>
      <text:p text:style-name="P20"/>
      <text:p text:style-name="P2"><text:span text:style-name="T7">a) P</text:span>rzy użyciu instrumentacji:</text:p>
      <text:p text:style-name="P16"/>
      <text:p text:style-name="P17">Do oceny złożoności algorytmu wybrano zliczanie liczby <text:span text:style-name="T2">= =</text:span> jako operacji dominującej. </text:p>
      <text:p text:style-name="P17">Liczba <text:span text:style-name="T3">=</text:span> zawsze wynosi 1.</text:p>
      <text:p text:style-name="P17"><text:span text:style-name="T3">L</text:span>iczba <text:span text:style-name="T3">&lt; jest równa liczbie <text:s/>= =.</text:span></text:p>
      <text:p text:style-name="P50">Liczba operacji ++ jest mniejsza o 1 od operacji = =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/>
      <text:p text:style-name="P36">Zebrane dane:</text:p>
      <text:p text:style-name="P7"/>
      <text:p text:style-name="P7"/>
      <text:p text:style-name="P7"><draw:frame draw:style-name="fr1" draw:name="Obiekt1" text:anchor-type="paragraph" svg:x="5.253cm" svg:y="0.259cm" svg:width="6.595cm" svg:height="6.262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Zależność licz<text:span text:style-name="T12">b</text:span>y operacji od wielkości tablicy:</text:p>
      <text:p text:style-name="P7"/>
      <text:p text:style-name="P7"/>
      <text:p text:style-name="P7"><draw:frame draw:style-name="fr1" draw:name="Obiekt2" text:anchor-type="paragraph" svg:x="-0.944cm" svg:y="0.113cm" svg:width="18.11cm" svg:height="10.178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7">b) P</text:span>rzy użyciu <text:span text:style-name="T7">pomiarów czasu:</text:span></text:p>
      <text:p text:style-name="P7"/>
      <text:p text:style-name="P37"/>
      <text:p text:style-name="P37"><text:soft-page-break/></text:p>
      <text:p text:style-name="P37"/>
      <text:p text:style-name="P37">Zebrane dane:</text:p>
      <text:p text:style-name="P37"/>
      <text:p text:style-name="P37"/>
      <text:p text:style-name="P7"><draw:frame draw:style-name="fr1" draw:name="Obiekt3" text:anchor-type="paragraph" svg:x="5.048cm" svg:y="0.062cm" svg:width="6.294cm" svg:height="5.976c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7"/>
      <text:p text:style-name="P37"/>
      <text:p text:style-name="P37"/>
      <text:p text:style-name="P37"/>
      <text:p text:style-name="P37">Zależność czasu wykonania od wielkości tablicy:</text:p>
      <text:p text:style-name="P28"/>
      <text:p text:style-name="P28"/>
      <text:p text:style-name="P8"><draw:frame draw:style-name="fr2" draw:name="Obiekt4" text:anchor-type="paragraph" svg:width="16cm" svg:height="8.999cm" draw:z-index="10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0"><text:soft-page-break/><text:span text:style-name="T7">2. </text:span>Ocena pesymistycznej złożoności wyszukiwania binarnego:</text:p>
      <text:p text:style-name="P54"/>
      <text:p text:style-name="P18">Do oceny złożoności algorytmu wybrano zliczanie liczby <text:span text:style-name="T2">= =</text:span> jako operacji dominującej. </text:p>
      <text:p text:style-name="P25"/>
      <text:p text:style-name="P72">a) <text:span text:style-name="T9">P</text:span>rzy użyciu instrumentacji:</text:p>
      <text:p text:style-name="P26"/>
      <text:p text:style-name="P26"><draw:frame text:anchor-type="paragraph" draw:z-index="5" draw:name="Kształt6" draw:style-name="gr6" draw:text-style-name="P91" svg:width="13.2cm" svg:height="8.189cm" svg:x="1.93cm" svg:y="0.155cm"><draw:text-box><text:p text:style-name="P88"><text:span text:style-name="T20">static bool BinarySearchInstr(int[] Vector, int Number)</text:span><text:span text:style-name="T20"><text:line-break/></text:span><text:span text:style-name="T20">{</text:span><text:span text:style-name="T20"><text:line-break/></text:span><text:span text:style-name="T20"><text:tab/></text:span><text:span text:style-name="T20">int Left = 0, Right = Vector.Length - 1, Middle;</text:span><text:span text:style-name="T20"><text:line-break/></text:span><text:span text:style-name="T20"><text:tab/></text:span><text:span text:style-name="T20">while (Left &lt;= Right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Middle = (Left + Right) / 2;</text:span></text:p><text:p text:style-name="P88"><text:span text:style-name="T20"><text:line-break/></text:span><text:span text:style-name="T20"><text:tab/></text:span><text:span text:style-name="T20"><text:tab/></text:span><text:span text:style-name="T20">NumberOfOperations++;</text:span><text:span text:style-name="T20"><text:line-break/></text:span><text:span text:style-name="T20"><text:tab/></text:span><text:span text:style-name="T20"><text:tab/></text:span><text:span text:style-name="T20">if (Vector[Middle] == Number) return true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if (Vector[Middle] &gt; Number) Right = Middle - 1;</text:span><text:span text:style-name="T20"><text:line-break/></text:span><text:span text:style-name="T20"><text:tab/></text:span><text:span text:style-name="T20"><text:tab/></text:span><text:span text:style-name="T20">else Left = Middle + 1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return false;</text:span><text:span text:style-name="T20"><text:line-break/></text:span><text:span text:style-name="T20">}</text:span></text:p><text:p text:style-name="P88"><text:span text:style-name="T20"><text:line-break/></text:span><text:span text:style-name="T20">static void BinaryMaxInstr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BinarySearchInstr(Vector, Vector.Length - 1);</text:span><text:span text:style-name="T20"><text:line-break/></text:span><text:span text:style-name="T20">}</text:span><text:span text:style-name="T20"><text:line-break/></text:span><text:span text:style-name="T20"/>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Zebrane dane:</text:p>
      <text:p text:style-name="P10"/>
      <text:p text:style-name="P10"/>
      <text:p text:style-name="P10"><draw:frame draw:style-name="fr1" draw:name="Obiekt5" text:anchor-type="paragraph" svg:x="4.646cm" svg:y="0.303cm" svg:width="6.833cm" svg:height="6.073cm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0"><text:soft-page-break/></text:p>
      <text:p text:style-name="P41">Zależność liczby operacji od wielkości tablicy:</text:p>
      <text:p text:style-name="P41"/>
      <text:p text:style-name="P41"/>
      <text:p text:style-name="P41"/>
      <text:p text:style-name="P41"><draw:frame draw:style-name="fr1" draw:name="Obiekt6" text:anchor-type="paragraph" svg:x="0.524cm" svg:y="0.243cm" svg:width="16cm" svg:height="8.999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73">b) Przy użyciu pomiarów czasu:</text:p>
      <text:p text:style-name="P30"/>
      <text:p text:style-name="P44"><draw:frame text:anchor-type="paragraph" draw:z-index="13" draw:style-name="gr7" draw:text-style-name="P92" svg:width="14.553cm" svg:height="9.503cm" svg:x="1.665cm" svg:y="0.016cm"><draw:text-box><text:p/></draw:text-box></draw:frame></text:p>
      <text:p text:style-name="P44"><draw:frame text:anchor-type="paragraph" draw:z-index="14" draw:name="Kształt7" draw:style-name="gr8" draw:text-style-name="P91" svg:width="19.224cm" svg:height="13.646cm" svg:x="-0.804cm" svg:y="0.014cm"><draw:text-box><text:p text:style-name="P88"><text:span text:style-name="T20">static bool BinarySearchTime(int [] Vector, int Number)</text:span><text:span text:style-name="T20"><text:line-break/></text:span><text:span text:style-name="T20">{</text:span><text:span text:style-name="T20"><text:line-break/></text:span><text:span text:style-name="T20"><text:tab/></text:span><text:span text:style-name="T20">Left = 0, Right = Vector.Length - 1, Middle;</text:span><text:span text:style-name="T20"><text:line-break/></text:span><text:span text:style-name="T20"><text:tab/></text:span><text:span text:style-name="T20">while (Left &lt;= Right)</text:span></text:p><text:p text:style-name="P88"><text:span text:style-name="T20"><text:tab/></text:span><text:span text:style-name="T20">{</text:span></text:p><text:p text:style-name="P88"><text:span text:style-name="T20"><text:tab/></text:span><text:span text:style-name="T20"><text:tab/></text:span><text:span text:style-name="T20">Middle = (Left + Right) / 2;</text:span></text:p><text:p text:style-name="P88"><text:span text:style-name="T20"><text:line-break/></text:span><text:span text:style-name="T20"><text:tab/></text:span><text:span text:style-name="T20"><text:tab/></text:span><text:span text:style-name="T20">if (Vector[Middle] == Number) return true;</text:span><text:span text:style-name="T20"><text:line-break/></text:span><text:span text:style-name="T20"><text:tab/></text:span><text:span text:style-name="T20"><text:tab/></text:span><text:span text:style-name="T20">if (Vector[Middle] &gt; Number) Right = Middle - 1;</text:span><text:span text:style-name="T20"><text:line-break/></text:span><text:span text:style-name="T20"><text:tab/></text:span><text:span text:style-name="T20"><text:tab/></text:span><text:span text:style-name="T20">else Left = Middle + 1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return false;</text:span><text:span text:style-name="T20"><text:line-break/></text:span><text:span text:style-name="T20">}</text:span><text:span text:style-name="T20"><text:line-break/></text:span><text:span text:style-name="T20"/></text:p><text:p text:style-name="P88"><text:span text:style-name="T20">static void BinaryMaxTime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long ElapsedTime=0, MinTime=long.MaxValue, </text:span><text:span text:style-name="T20">MaxTime=long.MinValue, IterationElapsedTime;</text:span><text:span text:style-name="T20"><text:line-break/></text:span><text:span text:style-name="T20"> <text:s text:c="5"/>for (int NumberOfControlTests = 0; NumberOfControlTests </text:span><text:span text:style-name="T20">&lt; 12; NumberOfControlTests++)</text:span><text:span text:style-name="T20"><text:line-break/></text:span><text:span text:style-name="T20"> <text:s text:c="5"/>{</text:span><text:span text:style-name="T20"><text:line-break/></text:span><text:span text:style-name="T20"> <text:s text:c="5"/></text:span><text:span text:style-name="T20"><text:tab/></text:span><text:span text:style-name="T20">long StartingTime = Stopwatch.GetTimestamp();</text:span><text:span text:style-name="T20"><text:line-break/></text:span><text:span text:style-name="T20"><text:line-break/></text:span><text:span text:style-name="T20"> <text:s text:c="11"/>BinarySearchTime(Vector, Vector.Length - 1);</text:span><text:span text:style-name="T20"><text:line-break/></text:span><text:span text:style-name="T20"><text:line-break/></text:span><text:span text:style-name="T20"> <text:s text:c="11"/>long EndingTime = Stopwatch.GetTimestamp();</text:span><text:span text:style-name="T20"><text:line-break/></text:span><text:span text:style-name="T20"> <text:s text:c="11"/>IterationElapsedTime = EndingTime - StartingTime;</text:span><text:span text:style-name="T20"><text:line-break/></text:span><text:span text:style-name="T20"> <text:s text:c="11"/>ElapsedTime += IterationElapsedTime;</text:span><text:span text:style-name="T20"><text:line-break/></text:span><text:span text:style-name="T20"><text:line-break/></text:span><text:span text:style-name="T20"> <text:s text:c="11"/>if (IterationElapsedTime &lt; MinTime) MinTime = </text:span><text:span text:style-name="T20">IterationElapsedTime;</text:span><text:span text:style-name="T20"><text:line-break/></text:span><text:span text:style-name="T20"> <text:s text:c="11"/>if (IterationElapsedTime &gt; MaxTime) MaxTime = </text:span><text:span text:style-name="T20">IterationElapsedTime;</text:span><text:span text:style-name="T20"><text:line-break/></text:span><text:span text:style-name="T20"> <text:s text:c="7"/>}</text:span><text:span text:style-name="T20"><text:line-break/></text:span><text:span text:style-name="T20"><text:line-break/></text:span><text:span text:style-name="T20"> <text:s text:c="7"/>ElapsedTime -= (MinTime + MaxTime);</text:span><text:span text:style-name="T20"><text:line-break/></text:span><text:span text:style-name="T20"> <text:s text:c="7"/>ElapsedSeconds = ElapsedTime * (1.0 / (10 * </text:span><text:span text:style-name="T20">Stopwatch.Frequency));</text:span><text:span text:style-name="T20"><text:line-break/></text:span><text:span text:style-name="T20">}</text:span><text:span text:style-name="T20"><text:line-break/></text:span><text:span text:style-name="T20"/>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>Zebrane dane:</text:p>
      <text:p text:style-name="P44"/>
      <text:p text:style-name="P41"/>
      <text:p text:style-name="P41"><draw:frame draw:style-name="fr1" draw:name="Obiekt7" text:anchor-type="paragraph" svg:x="5.622cm" svg:y="0.162cm" svg:width="6.285cm" svg:height="5.586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1"/>
      <text:p text:style-name="P31"/>
      <text:p text:style-name="P32"><text:soft-page-break/></text:p>
      <text:p text:style-name="P32"/>
      <text:p text:style-name="P74">3. Ocena średniej złożoności wyszukiwania <text:span text:style-name="T11">liniowego</text:span></text:p>
      <text:p text:style-name="P32"/>
      <text:p text:style-name="P75">a<text:span text:style-name="T9">) P</text:span>rzy użyciu instrumentacji:</text:p>
      <text:p text:style-name="P34"/>
      <text:p text:style-name="P34"><draw:frame text:anchor-type="paragraph" draw:z-index="15" draw:name="Kształt8" draw:style-name="gr6" draw:text-style-name="P93" svg:width="13.775cm" svg:height="8.189cm" svg:x="1.649cm" svg:y="0.101cm"><draw:text-box><text:p text:style-name="P88"><text:span text:style-name="T20">static bool LinearSearchInstr(int[] Vector, int Numbe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i = 0; i &lt; Vector.Length; i++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NumberOfOperations++;</text:span><text:span text:style-name="T20"><text:line-break/></text:span><text:span text:style-name="T20"> <text:s text:c="7"/>if (i == Number) return true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return false;</text:span><text:span text:style-name="T20"><text:line-break/></text:span><text:span text:style-name="T20">}</text:span></text:p><text:p text:style-name="P88"><text:span text:style-name="T20"/></text:p><text:p><text:span text:style-name="T20">static void LinearAvgInstr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k = 0; k &lt; Vector.Length; k += 1000000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NumberOfTests++;</text:span><text:span text:style-name="T20"><text:line-break/></text:span><text:span text:style-name="T20"><text:tab/></text:span><text:span text:style-name="T20"><text:tab/></text:span><text:span text:style-name="T20">LinearSearchInstr(Vector, k)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NumberOfOperations = (NumberOfOperations / </text:span><text:span text:style-name="T20">NumberOfTests);</text:span><text:span text:style-name="T20"><text:line-break/></text:span><text:span text:style-name="T20">}</text:span><text:span text:style-name="T20"><text:line-break/></text:span><text:span text:style-name="T20"><text:line-break/></text:span><text:span text:style-name="T20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5"/>
      <text:p text:style-name="P45"/>
      <text:p text:style-name="P45"/>
      <text:p text:style-name="P45"/>
      <text:p text:style-name="P45">Zebrane dane:</text:p>
      <text:p text:style-name="P45"><draw:frame draw:style-name="fr1" draw:name="Obiekt9" text:anchor-type="paragraph" svg:x="5.66cm" svg:y="0.462cm" svg:width="6.147cm" svg:height="5.676cm" draw:z-index="16"><draw:object xlink:href="./Object 9" xlink:type="simple" xlink:show="embed" xlink:actuate="onLoad"/><draw:image xlink:href="./ObjectReplacements/Object 9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8"/>
      <text:p text:style-name="P38"/>
      <text:p text:style-name="P38"/>
      <text:p text:style-name="P38"/>
      <text:p text:style-name="P38"/>
      <text:p text:style-name="P38"/>
      <text:p text:style-name="P38">Zależność licz<text:span text:style-name="T12">b</text:span>y operacji od wielkości tablicy:</text:p>
      <text:p text:style-name="P38"><draw:frame draw:style-name="fr1" draw:name="Obiekt10" text:anchor-type="paragraph" svg:x="0.937cm" svg:y="0.004cm" svg:width="14.697cm" svg:height="7.863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79">b) Przy użyciu pomiarów czasu:</text:p>
      <text:p text:style-name="P29"><draw:frame text:anchor-type="paragraph" draw:z-index="18" draw:name="Kształt9" draw:style-name="gr9" draw:text-style-name="P91" svg:width="20.109cm" svg:height="14.036cm" svg:x="-1.621cm" svg:y="0.266cm"><draw:text-box><text:p text:style-name="P88"><text:span text:style-name="T20">static bool LinearSearchTime(int[] Vector, int Numbe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i = 0; i &lt; Vector.Length; i++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if (i == Number) return true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return false;</text:span><text:span text:style-name="T20"><text:line-break/></text:span><text:span text:style-name="T20">}</text:span><text:span text:style-name="T20"><text:line-break/></text:span><text:span text:style-name="T20"/></text:p><text:p text:style-name="P88"><text:span text:style-name="T20">static void LinearAvgTime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k = 0; k &lt; Vector.Length; k += 1000000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NumberOfTests++;</text:span><text:span text:style-name="T20"><text:line-break/></text:span><text:span text:style-name="T20"><text:tab/></text:span><text:span text:style-name="T20"><text:tab/></text:span><text:span text:style-name="T20">long ElapsedTime=0, MinTime=long.MaxValue, </text:span><text:span text:style-name="T20">MaxTime=long.MinValue, IterationElapsedTime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for (int NumberOfControlTests = 0; </text:span><text:span text:style-name="T20">NumberOfControlTests &lt; 12; NumberOfControlTests++)</text:span><text:span text:style-name="T20"><text:line-break/></text:span><text:span text:style-name="T20"> <text:s text:c="12"/>{</text:span><text:span text:style-name="T20"><text:line-break/></text:span><text:span text:style-name="T20"> <text:s text:c="12"/></text:span><text:span text:style-name="T20"><text:tab/></text:span><text:span text:style-name="T20">long StartingTime = </text:span><text:span text:style-name="T20">Stopwatch.GetTimestamp();</text:span><text:span text:style-name="T20"><text:line-break/></text:span><text:span text:style-name="T20"><text:line-break/></text:span><text:span text:style-name="T20"> <text:s text:c="12"/></text:span><text:span text:style-name="T20"><text:tab/></text:span><text:span text:style-name="T20">LinearSearchTime(Vector, k);</text:span><text:span text:style-name="T20"><text:line-break/></text:span><text:span text:style-name="T20"><text:line-break/></text:span><text:span text:style-name="T20"> <text:s text:c="17"/></text:span><text:span text:style-name="T20"><text:tab/></text:span><text:span text:style-name="T20">long EndingTime = </text:span><text:span text:style-name="T20">Stopwatch.GetTimestamp();</text:span><text:span text:style-name="T20"><text:line-break/></text:span><text:span text:style-name="T20"> <text:s text:c="18"/>IterationElapsedTime = EndingTime - </text:span><text:span text:style-name="T20">StartingTime;</text:span><text:span text:style-name="T20"><text:line-break/></text:span><text:span text:style-name="T20"> <text:s text:c="18"/>ElapsedTime += IterationElapsedTime;</text:span><text:span text:style-name="T20"><text:line-break/></text:span><text:span text:style-name="T20"><text:line-break/></text:span><text:span text:style-name="T20"> <text:s text:c="18"/>if (IterationElapsedTime &lt; MinTime) MinTime </text:span><text:span text:style-name="T20">= IterationElapsedTime;</text:span><text:span text:style-name="T20"><text:line-break/></text:span><text:span text:style-name="T20"> <text:s text:c="18"/>if (IterationElapsedTime &gt; MaxTime) MaxTime </text:span><text:span text:style-name="T20">= IterationElapsedTime;</text:span><text:span text:style-name="T20"><text:line-break/></text:span><text:span text:style-name="T20"> <text:s text:c="12"/>}</text:span><text:span text:style-name="T20"><text:line-break/></text:span><text:span text:style-name="T20"><text:line-break/></text:span><text:span text:style-name="T20"> <text:s text:c="12"/>ElapsedTime -= (MinTime + MaxTime);</text:span><text:span text:style-name="T20"><text:line-break/></text:span><text:span text:style-name="T20"> <text:s text:c="12"/>ElapsedSeconds += ElapsedTime * (1.0 / (10 * </text:span><text:span text:style-name="T20">Stopwatch.Frequency))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ElapsedSeconds = (ElapsedSeconds / NumberOfTests);</text:span><text:span text:style-name="T20"><text:line-break/></text:span><text:span text:style-name="T20">}</text:span><text:span text:style-name="T20"><text:line-break/></text:span><text:span text:style-name="T20"/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Zebrane dane:</text:p>
      <text:p text:style-name="P46"/>
      <text:p text:style-name="P46"/>
      <text:p text:style-name="P46"><draw:frame draw:style-name="fr1" draw:name="Obiekt11" text:anchor-type="paragraph" svg:x="5.475cm" svg:y="0.487cm" svg:width="5.884cm" svg:height="5.433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3">Zależność <text:span text:style-name="T10">czasu wykonania</text:span> od wielkości tablicy:</text:p>
      <text:p text:style-name="P43"/>
      <text:p text:style-name="P43"><draw:frame draw:style-name="fr1" draw:name="Obiekt8" text:anchor-type="paragraph" svg:x="1.111cm" svg:y="0.081cm" svg:width="14.284cm" svg:height="8.035cm" draw:z-index="20"><draw:object xlink:href="./Object 8" xlink:type="simple" xlink:show="embed" xlink:actuate="onLoad"/><draw:image xlink:href="./ObjectReplacements/Object 8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71"><text:span text:style-name="T17">4</text:span>. Ocena średniej złożoności wyszukiwania <text:span text:style-name="T13">binarnego</text:span></text:p>
      <text:p text:style-name="P33"/>
      <text:p text:style-name="P76">a) Przy użyciu instrumentacji:</text:p>
      <text:p text:style-name="P35"/>
      <text:p text:style-name="P35"><draw:frame text:anchor-type="paragraph" draw:z-index="21" draw:name="Kształt10" draw:style-name="gr10" draw:text-style-name="P95" svg:width="13.606cm" svg:height="10.18cm" svg:x="1.51cm" svg:y="0.328cm"><draw:text-box><text:p text:style-name="P94"><text:span text:style-name="T22">static bool BinarySearchInstr(int[] Vector, int Number)</text:span><text:span text:style-name="T22"><text:line-break/></text:span><text:span text:style-name="T22">{</text:span><text:span text:style-name="T22"><text:line-break/></text:span><text:span text:style-name="T22"><text:tab/></text:span><text:span text:style-name="T22">int Left = 0, Right = Vector.Length – 1, Middle;</text:span><text:span text:style-name="T22"><text:line-break/></text:span><text:span text:style-name="T22"><text:tab/></text:span><text:span text:style-name="T22">while (Left &lt;= Right)</text:span><text:span text:style-name="T22"><text:line-break/></text:span><text:span text:style-name="T22"><text:tab/></text:span><text:span text:style-name="T22">{</text:span><text:span text:style-name="T22"><text:line-break/></text:span><text:span text:style-name="T22"><text:tab/></text:span><text:span text:style-name="T22"><text:tab/></text:span><text:span text:style-name="T22">Middle = (Left + Right) / 2;</text:span><text:span text:style-name="T22"><text:line-break/></text:span><text:span text:style-name="T22"><text:line-break/></text:span><text:span text:style-name="T22"><text:tab/></text:span><text:span text:style-name="T22"><text:tab/></text:span><text:span text:style-name="T22">NumberOfOperations++;</text:span><text:span text:style-name="T22"><text:line-break/></text:span><text:span text:style-name="T22"><text:tab/></text:span><text:span text:style-name="T22"><text:tab/></text:span><text:span text:style-name="T22">if (Vector[Middle] == Number) return true;</text:span><text:span text:style-name="T22"><text:line-break/></text:span><text:span text:style-name="T22"><text:tab/></text:span><text:span text:style-name="T22"><text:tab/></text:span><text:span text:style-name="T22">if (Vector[Middle] &gt; Number) Right = Middle - 1;</text:span><text:span text:style-name="T22"><text:line-break/></text:span><text:span text:style-name="T22"><text:tab/></text:span><text:span text:style-name="T22"><text:tab/></text:span><text:span text:style-name="T22">else Left = Middle + 1;</text:span><text:span text:style-name="T22"><text:line-break/></text:span><text:span text:style-name="T22"><text:line-break/></text:span><text:span text:style-name="T22"><text:tab/></text:span><text:span text:style-name="T22">}</text:span><text:span text:style-name="T22"><text:line-break/></text:span><text:span text:style-name="T22"><text:tab/></text:span><text:span text:style-name="T22">return false;</text:span><text:span text:style-name="T22"><text:line-break/></text:span><text:span text:style-name="T22">}</text:span><text:span text:style-name="T23"> </text:span></text:p><text:p text:style-name="P94"><text:span text:style-name="T23"/></text:p><text:p text:style-name="P94"><text:span text:style-name="T20">static void BinaryAvgInstr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k = 0; k &lt; Vector.Length; k += 1000000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NumberOfTests++;</text:span><text:span text:style-name="T20"><text:line-break/></text:span><text:span text:style-name="T20"><text:tab/></text:span><text:span text:style-name="T20"><text:tab/></text:span><text:span text:style-name="T20">BinarySearchInstr(Vector, k)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NumberOfOperations = (NumberOfOperations / </text:span><text:span text:style-name="T20">NumberOfTests);</text:span><text:span text:style-name="T20"><text:line-break/></text:span><text:span text:style-name="T20">}</text:span><text:span text:style-name="T20"><text:line-break/></text:span><text:span text:style-name="T20"/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7"/>
      <text:p text:style-name="P67"/>
      <text:p text:style-name="P67"/>
      <text:p text:style-name="P67">Zebrane dane:</text:p>
      <text:p text:style-name="P67"/>
      <text:p text:style-name="P67"><draw:frame draw:style-name="fr1" draw:name="Obiekt12" text:anchor-type="paragraph" svg:x="5.694cm" svg:y="0.065cm" svg:width="5.614cm" svg:height="5.378cm" draw:z-index="22"><draw:object xlink:href="./Object 12" xlink:type="simple" xlink:show="embed" xlink:actuate="onLoad"/><draw:image xlink:href="./ObjectReplacements/Object 12" xlink:type="simple" xlink:show="embed" xlink:actuate="onLoad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>Zależność licz<text:span text:style-name="T12">b</text:span>y operacji od wielkości tablicy:</text:p>
      <text:p text:style-name="P65"/>
      <text:p text:style-name="P65"><draw:frame draw:style-name="fr2" draw:name="Obiekt13" text:anchor-type="paragraph" svg:width="16cm" svg:height="8.999cm" draw:z-index="23"><draw:object xlink:href="./Object 13" xlink:type="simple" xlink:show="embed" xlink:actuate="onLoad"/><draw:image xlink:href="./ObjectReplacements/Object 13" xlink:type="simple" xlink:show="embed" xlink:actuate="onLoad"/></draw:frame></text:p>
      <text:p text:style-name="P65"/>
      <text:p text:style-name="P77"><draw:frame text:anchor-type="paragraph" draw:z-index="24" draw:name="Kształt11" draw:style-name="gr11" draw:text-style-name="P97" svg:width="20.263cm" svg:height="10.528cm" svg:x="-1.531cm" svg:y="0.924cm"><draw:text-box><text:p text:style-name="P96"><text:span text:style-name="T20">static void BinaryAvgTime(int[] Vector)</text:span><text:span text:style-name="T20"><text:line-break/></text:span><text:span text:style-name="T20">{</text:span><text:span text:style-name="T20"><text:line-break/></text:span><text:span text:style-name="T20"><text:tab/></text:span><text:span text:style-name="T20">for (int k = 0; k &lt; Vector.Length; k += 1000000)</text:span><text:span text:style-name="T20"><text:line-break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NumberOfTests++;</text:span><text:span text:style-name="T20"><text:line-break/></text:span><text:span text:style-name="T20"><text:tab/></text:span><text:span text:style-name="T20"><text:tab/></text:span><text:span text:style-name="T20">long ElapsedTime=0, MinTime=long.MaxValue, </text:span><text:span text:style-name="T20">MaxTime=long.MinValue, IterationElapsedTime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for (int NumberOfControlTests = 0; </text:span><text:span text:style-name="T20">NumberOfControlTests &lt; 12; NumberOfControlTests++)</text:span><text:span text:style-name="T20"><text:line-break/></text:span><text:span text:style-name="T20"><text:tab/></text:span><text:span text:style-name="T20"><text:tab/></text:span><text:span text:style-name="T20">{</text:span><text:span text:style-name="T20"><text:line-break/></text:span><text:span text:style-name="T20"><text:tab/></text:span><text:span text:style-name="T20"><text:tab/></text:span><text:span text:style-name="T20"><text:tab/></text:span><text:span text:style-name="T20">long StartingTime = </text:span><text:span text:style-name="T20">Stopwatch.GetTimestamp()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<text:tab/></text:span><text:span text:style-name="T20">BinarySearchTime(Vector, k)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<text:tab/></text:span><text:span text:style-name="T20">long EndingTime = Stopwatch.GetTimestamp();</text:span><text:span text:style-name="T20"><text:line-break/></text:span><text:span text:style-name="T20"><text:tab/></text:span><text:span text:style-name="T20"><text:tab/></text:span><text:span text:style-name="T20"><text:tab/></text:span><text:span text:style-name="T20">IterationElapsedTime = EndingTime - </text:span><text:span text:style-name="T20">StartingTime;</text:span><text:span text:style-name="T20"><text:line-break/></text:span><text:span text:style-name="T20"><text:tab/></text:span><text:span text:style-name="T20"><text:tab/></text:span><text:span text:style-name="T20"><text:tab/></text:span><text:span text:style-name="T20">ElapsedTime += IterationElapsedTime;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<text:tab/></text:span><text:span text:style-name="T20">if (IterationElapsedTime &lt; MinTime) MinTime </text:span><text:span text:style-name="T20">= IterationElapsedTime;</text:span><text:span text:style-name="T20"><text:line-break/></text:span><text:span text:style-name="T20"><text:tab/></text:span><text:span text:style-name="T20"><text:tab/></text:span><text:span text:style-name="T20"><text:tab/></text:span><text:span text:style-name="T20">if (IterationElapsedTime &gt; MaxTime) MaxTime </text:span><text:span text:style-name="T20">= IterationElapsedTime;</text:span><text:span text:style-name="T20"><text:line-break/></text:span><text:span text:style-name="T20"><text:tab/></text:span><text:span text:style-name="T20"><text:tab/></text:span><text:span text:style-name="T20">}</text:span><text:span text:style-name="T20"><text:line-break/></text:span><text:span text:style-name="T20"><text:line-break/></text:span><text:span text:style-name="T20"><text:tab/></text:span><text:span text:style-name="T20"><text:tab/></text:span><text:span text:style-name="T20">ElapsedTime -= (MinTime + MaxTime);</text:span><text:span text:style-name="T20"><text:line-break/></text:span><text:span text:style-name="T20"><text:tab/></text:span><text:span text:style-name="T20"><text:tab/></text:span><text:span text:style-name="T20">ElapsedSeconds += ElapsedTime * (1.0 / (10 * </text:span><text:span text:style-name="T20">Stopwatch.Frequency));</text:span><text:span text:style-name="T20"><text:line-break/></text:span><text:span text:style-name="T20"><text:tab/></text:span><text:span text:style-name="T20">}</text:span><text:span text:style-name="T20"><text:line-break/></text:span><text:span text:style-name="T20"><text:tab/></text:span><text:span text:style-name="T20">ElapsedSeconds = (ElapsedSeconds / NumberOfTests);</text:span><text:span text:style-name="T20"><text:line-break/></text:span><text:span text:style-name="T20">}</text:span><text:span text:style-name="T20"><text:line-break/></text:span><text:span text:style-name="T20"/></text:p></draw:text-box></draw:frame>a) Przy użyciu <text:span text:style-name="T17">pomiarów czasu: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8"/>
      <text:p text:style-name="P68"/>
      <text:p text:style-name="P68"><text:soft-page-break/>Zebrane dane:</text:p>
      <text:p text:style-name="P68"><draw:frame draw:style-name="fr2" draw:name="Obiekt14" text:anchor-type="paragraph" svg:width="4.953cm" svg:height="4.745cm" draw:z-index="25"><draw:object xlink:href="./Object 14" xlink:type="simple" xlink:show="embed" xlink:actuate="onLoad"/><draw:image xlink:href="./ObjectReplacements/Object 14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0">W eksperymentach wykonano pomiary na komputerze wyposażonym w procesor Intel i5-6300U z wykorzystaniem MonoDevelop. Projekt został skompilowany z ustawieniami Relase/Any CPU.</text:p>
      <text:p text:style-name="P78"><text:soft-page-break/><text:span text:style-name="T19">Wnioski</text:span>:</text:p>
      <text:p text:style-name="P78"/>
      <text:p text:style-name="P82"><text:span text:style-name="T18">Czas wyszukiwania, oraz liczba operacji wyszukiwania binarnego są nieporównywalnie mniejsze od wartości prezentowanych przez wyszukiwanie liniowe.</text:span></text:p>
      <text:p text:style-name="P81"/>
      <text:p text:style-name="P81">Wyszukiwanie liniowe <text:span text:style-name="T18">jest bardzo nieefektywne w porównaniu do wyszukiwania binarnego.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5"/>
      <text:p text:style-name="P85"/>
      <text:p text:style-name="P85"/>
      <text:p text:style-name="P85"/>
      <text:p text:style-name="P85"/>
      <text:p text:style-name="P86"><text:soft-page-break/>Cały kod:</text:p>
      <text:p text:style-name="P83"/>
      <text:p text:style-name="P83"/>
      <text:p text:style-name="P81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4"/>
      <text:p text:style-name="P84"/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FreeSans1" svg:font-family="FreeSans" style:font-family-generic="swiss"/>
    <style:font-face style:name="Monospace1" svg:font-family="Monospace" style:font-pitch="fixed"/>
    <style:font-face style:name="monospace" svg:font-family="monospace" style:font-pitch="fixed"/>
    <style:font-face style:name="Calibri" svg:font-family="Calibri" style:font-pitch="variable"/>
    <style:font-face style:name="FreeSans" svg:font-family="FreeSans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WenQuanYi Zen Hei1" svg:font-family="'WenQuanYi Zen Hei'" style:font-pitch="variable"/>
    <style:font-face style:name="monospace1" svg:font-family="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29:18.436127425</meta:creation-date>
    <dc:date>2019-03-26T22:19:06.037778282</dc:date>
    <meta:editing-duration>PT7H18M50S</meta:editing-duration>
    <meta:editing-cycles>56</meta:editing-cycles>
    <meta:generator>LibreOffice/5.2.7.2$Linux_X86_64 LibreOffice_project/20m0$Build-2</meta:generator>
    <meta:document-statistic meta:table-count="0" meta:image-count="0" meta:object-count="14" meta:page-count="21" meta:paragraph-count="53" meta:word-count="389" meta:character-count="2932" meta:non-whitespace-character-count="25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iberation sans" svg:font-family="'Iiberation sans'" style:font-family-generic="swiss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font-name="Iiberation sans" fo:font-size="10pt" fo:language="none" fo:country="none" style:font-name-asian="San Francisco Display" style:font-size-asian="10pt" style:language-asian="none" style:country-asian="none" style:font-name-complex="San Francisco Display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Operations</text:p>
          </table:table-cell>
        </table:table-row>
        <table:table-row table:style-name="ro1">
          <table:table-cell table:number-columns-repeated="2" office:value-type="float" office:value="26843545" calcext:value-type="float">
            <text:p>26843545</text:p>
          </table:table-cell>
        </table:table-row>
        <table:table-row table:style-name="ro1">
          <table:table-cell table:number-columns-repeated="2" office:value-type="float" office:value="53687090" calcext:value-type="float">
            <text:p>53687090</text:p>
          </table:table-cell>
        </table:table-row>
        <table:table-row table:style-name="ro1">
          <table:table-cell table:number-columns-repeated="2" office:value-type="float" office:value="80530635" calcext:value-type="float">
            <text:p>80530635</text:p>
          </table:table-cell>
        </table:table-row>
        <table:table-row table:style-name="ro1">
          <table:table-cell table:number-columns-repeated="2" office:value-type="float" office:value="107374180" calcext:value-type="float">
            <text:p>107374180</text:p>
          </table:table-cell>
        </table:table-row>
        <table:table-row table:style-name="ro1">
          <table:table-cell table:number-columns-repeated="2" office:value-type="float" office:value="134217725" calcext:value-type="float">
            <text:p>134217725</text:p>
          </table:table-cell>
        </table:table-row>
        <table:table-row table:style-name="ro1">
          <table:table-cell table:number-columns-repeated="2" office:value-type="float" office:value="161061270" calcext:value-type="float">
            <text:p>161061270</text:p>
          </table:table-cell>
        </table:table-row>
        <table:table-row table:style-name="ro1">
          <table:table-cell table:number-columns-repeated="2" office:value-type="float" office:value="187904815" calcext:value-type="float">
            <text:p>187904815</text:p>
          </table:table-cell>
        </table:table-row>
        <table:table-row table:style-name="ro1">
          <table:table-cell table:number-columns-repeated="2" office:value-type="float" office:value="214748360" calcext:value-type="float">
            <text:p>214748360</text:p>
          </table:table-cell>
        </table:table-row>
        <table:table-row table:style-name="ro1">
          <table:table-cell table:number-columns-repeated="2" office:value-type="float" office:value="241591905" calcext:value-type="float">
            <text:p>241591905</text:p>
          </table:table-cell>
        </table:table-row>
        <table:table-row table:style-name="ro1">
          <table:table-cell table:number-columns-repeated="2" office:value-type="float" office:value="268435450" calcext:value-type="float">
            <text:p>2684354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iberation sans" svg:font-family="'Iiberation sans'" style:font-family-generic="swiss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0:17:02.6099527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96cm" svg:height="7.863cm" xlink:href="." xlink:type="simple" chart:class="chart:line" chart:style-name="ch1">
        <chart:title svg:x="5.836cm" svg:y="0.293cm" chart:style-name="ch2">
          <text:p>LinearAvgInstr</text:p>
        </chart:title>
        <chart:plot-area chart:style-name="ch3" chart:data-source-has-labels="both" svg:x="1.304cm" svg:y="1.229cm" svg:width="13.099cm" svg:height="5.496cm">
          <chartooo:coordinate-region svg:x="3.037cm" svg:y="1.229cm" svg:width="11.04cm" svg:height="3.587cm"/>
          <chart:axis chart:dimension="x" chart:name="primary-x" chart:style-name="ch4" chartooo:axis-type="auto">
            <chartooo:date-scale/>
            <chart:title svg:x="7.081cm" svg:y="6.882cm" chart:style-name="ch5">
              <text:p>Array siz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5.59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</table:table-cell>
              <table:table-cell office:value-type="float" office:value="13000001">
                <text:p>13000001</text:p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26500001">
                <text:p>26500001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40000001">
                <text:p>40000001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53500001">
                <text:p>53500001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67000001">
                <text:p>67000001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80500001">
                <text:p>80500001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93500001">
                <text:p>93500001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107000001">
                <text:p>107000001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120500001">
                <text:p>120500001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134000001">
                <text:p>13400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1mm"/>
    </style:style>
    <style:style style:name="co3" style:family="table-column">
      <style:table-column-properties fo:break-before="auto" style:column-width="2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lapsed sec</text:p>
          </table:table-cell>
        </table:table-row>
        <table:table-row table:style-name="ro1">
          <table:table-cell table:number-columns-repeated="3"/>
          <table:table-cell table:style-name="ce2" office:value-type="float" office:value="26843545" calcext:value-type="float">
            <text:p>26843545</text:p>
          </table:table-cell>
          <table:table-cell table:style-name="ce2" office:value-type="float" office:value="0.0392" calcext:value-type="float">
            <text:p>0,0392</text:p>
          </table:table-cell>
        </table:table-row>
        <table:table-row table:style-name="ro1">
          <table:table-cell table:number-columns-repeated="3"/>
          <table:table-cell table:style-name="ce2" office:value-type="float" office:value="53687090" calcext:value-type="float">
            <text:p>53687090</text:p>
          </table:table-cell>
          <table:table-cell table:style-name="ce2" office:value-type="float" office:value="0.0802" calcext:value-type="float">
            <text:p>0,0802</text:p>
          </table:table-cell>
        </table:table-row>
        <table:table-row table:style-name="ro1">
          <table:table-cell table:number-columns-repeated="3"/>
          <table:table-cell table:style-name="ce2" office:value-type="float" office:value="80530635" calcext:value-type="float">
            <text:p>80530635</text:p>
          </table:table-cell>
          <table:table-cell table:style-name="ce2" office:value-type="float" office:value="0.118" calcext:value-type="float">
            <text:p>0,118</text:p>
          </table:table-cell>
        </table:table-row>
        <table:table-row table:style-name="ro1">
          <table:table-cell table:number-columns-repeated="3"/>
          <table:table-cell table:style-name="ce2" office:value-type="float" office:value="107374180" calcext:value-type="float">
            <text:p>107374180</text:p>
          </table:table-cell>
          <table:table-cell table:style-name="ce2" office:value-type="float" office:value="0.1643" calcext:value-type="float">
            <text:p>0,1643</text:p>
          </table:table-cell>
        </table:table-row>
        <table:table-row table:style-name="ro1">
          <table:table-cell table:number-columns-repeated="3"/>
          <table:table-cell table:style-name="ce2" office:value-type="float" office:value="134217725" calcext:value-type="float">
            <text:p>134217725</text:p>
          </table:table-cell>
          <table:table-cell table:style-name="ce2" office:value-type="float" office:value="0.204" calcext:value-type="float">
            <text:p>0,204</text:p>
          </table:table-cell>
        </table:table-row>
        <table:table-row table:style-name="ro1">
          <table:table-cell table:number-columns-repeated="3"/>
          <table:table-cell table:style-name="ce2" office:value-type="float" office:value="161061270" calcext:value-type="float">
            <text:p>161061270</text:p>
          </table:table-cell>
          <table:table-cell table:style-name="ce2" office:value-type="float" office:value="0.2521" calcext:value-type="float">
            <text:p>0,2521</text:p>
          </table:table-cell>
        </table:table-row>
        <table:table-row table:style-name="ro1">
          <table:table-cell table:number-columns-repeated="3"/>
          <table:table-cell table:style-name="ce2" office:value-type="float" office:value="187904815" calcext:value-type="float">
            <text:p>187904815</text:p>
          </table:table-cell>
          <table:table-cell table:style-name="ce2" office:value-type="float" office:value="0.2868" calcext:value-type="float">
            <text:p>0,2868</text:p>
          </table:table-cell>
        </table:table-row>
        <table:table-row table:style-name="ro1">
          <table:table-cell table:number-columns-repeated="3"/>
          <table:table-cell table:style-name="ce2" office:value-type="float" office:value="214748360" calcext:value-type="float">
            <text:p>214748360</text:p>
          </table:table-cell>
          <table:table-cell table:style-name="ce2" office:value-type="float" office:value="0.3273" calcext:value-type="float">
            <text:p>0,3273</text:p>
          </table:table-cell>
        </table:table-row>
        <table:table-row table:style-name="ro1">
          <table:table-cell table:number-columns-repeated="3"/>
          <table:table-cell table:style-name="ce2" office:value-type="float" office:value="241591905" calcext:value-type="float">
            <text:p>241591905</text:p>
          </table:table-cell>
          <table:table-cell table:style-name="ce2" office:value-type="float" office:value="0.3676" calcext:value-type="float">
            <text:p>0,3676</text:p>
          </table:table-cell>
        </table:table-row>
        <table:table-row table:style-name="ro1">
          <table:table-cell table:number-columns-repeated="3"/>
          <table:table-cell table:style-name="ce2" office:value-type="float" office:value="268435450" calcext:value-type="float">
            <text:p>268435450</text:p>
          </table:table-cell>
          <table:table-cell table:style-name="ce2" office:value-type="float" office:value="0.4121" calcext:value-type="float">
            <text:p>0,4121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0:11:15.4482913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6mm"/>
    </style:style>
    <style:style style:name="co3" style:family="table-column">
      <style:table-column-properties fo:break-before="auto" style:column-width="2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number-columns-repeated="10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table:number-columns-repeated="10"/>
          <table:table-cell office:value-type="float" office:value="26843545" calcext:value-type="float">
            <text:p>268435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office:value-type="float" office:value="53687090" calcext:value-type="float">
            <text:p>536870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0"/>
          <table:table-cell office:value-type="float" office:value="80530635" calcext:value-type="float">
            <text:p>805306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0"/>
          <table:table-cell office:value-type="float" office:value="107374180" calcext:value-type="float">
            <text:p>1073741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0"/>
          <table:table-cell office:value-type="float" office:value="134217725" calcext:value-type="float">
            <text:p>1342177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161061270" calcext:value-type="float">
            <text:p>1610612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187904815" calcext:value-type="float">
            <text:p>1879048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214748360" calcext:value-type="float">
            <text:p>2147483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241591905" calcext:value-type="float">
            <text:p>2415919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0"/>
          <table:table-cell office:value-type="float" office:value="268435450" calcext:value-type="float">
            <text:p>268435450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1:54:38.07149090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61cm" svg:y="0.315cm" chart:style-name="ch2">
          <text:p>BinaryAvgInstr</text:p>
        </chart:title>
        <chart:plot-area chart:style-name="ch3" chart:data-source-has-labels="both" svg:x="1.33cm" svg:y="1.273cm" svg:width="14.35cm" svg:height="6.566cm">
          <chartooo:coordinate-region svg:x="1.951cm" svg:y="1.273cm" svg:width="13.019cm" svg:height="4.657cm"/>
          <chart:axis chart:dimension="x" chart:name="primary-x" chart:style-name="ch4" chartooo:axis-type="auto">
            <chartooo:date-scale/>
            <chart:title svg:x="7.733cm" svg:y="8.018cm" chart:style-name="ch5">
              <text:p>Array siz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6.174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6mm"/>
    </style:style>
    <style:style style:name="co3" style:family="table-column">
      <style:table-column-properties fo:break-before="auto" style:column-width="2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0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lapsed seconds</text:p>
          </table:table-cell>
        </table:table-row>
        <table:table-row table:style-name="ro1">
          <table:table-cell table:number-columns-repeated="10"/>
          <table:table-cell table:style-name="ce2" office:value-type="float" office:value="26843545" calcext:value-type="float">
            <text:p>2684354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53687090" calcext:value-type="float">
            <text:p>5368709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80530635" calcext:value-type="float">
            <text:p>8053063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107374180" calcext:value-type="float">
            <text:p>10737418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134217725" calcext:value-type="float">
            <text:p>13421772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161061270" calcext:value-type="float">
            <text:p>16106127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187904815" calcext:value-type="float">
            <text:p>18790481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214748360" calcext:value-type="float">
            <text:p>21474836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241591905" calcext:value-type="float">
            <text:p>24159190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style-name="ce2" office:value-type="float" office:value="268435450" calcext:value-type="float">
            <text:p>268435450</text:p>
          </table:table-cell>
          <table:table-cell table:style-name="ce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2:01:10.19235236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9cm" svg:height="10.177cm" xlink:href="." xlink:type="simple" chart:class="chart:line" chart:style-name="ch1">
        <chart:title svg:x="7.489cm" svg:y="0.339cm" chart:style-name="ch2">
          <text:p>LinearMaxInstr</text:p>
        </chart:title>
        <chart:plot-area chart:style-name="ch3" chart:data-source-has-labels="both" svg:x="1.373cm" svg:y="1.321cm" svg:width="16.374cm" svg:height="7.672cm">
          <chartooo:coordinate-region svg:x="3.291cm" svg:y="1.321cm" svg:width="14.315cm" svg:height="5.763cm"/>
          <chart:axis chart:dimension="x" chart:name="primary-x" chart:style-name="ch4" chartooo:axis-type="auto">
            <chartooo:date-scale/>
            <chart:title svg:x="8.788cm" svg:y="9.196cm" chart:style-name="ch5">
              <text:p>Array siz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6.775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</table:table-cell>
              <table:table-cell office:value-type="float" office:value="26843545">
                <text:p>26843545</text:p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53687090">
                <text:p>53687090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80530635">
                <text:p>80530635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107374180">
                <text:p>107374180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134217725">
                <text:p>134217725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161061270">
                <text:p>161061270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187904815">
                <text:p>187904815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214748360">
                <text:p>214748360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241591905">
                <text:p>241591905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268435450">
                <text:p>2684354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16"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lapsed sec</text:p>
          </table:table-cell>
        </table:table-row>
        <table:table-row table:style-name="ro1">
          <table:table-cell table:style-name="ce1" office:value-type="float" office:value="26843545" calcext:value-type="float">
            <text:p>26843545</text:p>
          </table:table-cell>
          <table:table-cell table:style-name="ce1" office:value-type="float" office:value="0.0854" calcext:value-type="float">
            <text:p>0,0854</text:p>
          </table:table-cell>
        </table:table-row>
        <table:table-row table:style-name="ro1">
          <table:table-cell table:style-name="ce1" office:value-type="float" office:value="53687090" calcext:value-type="float">
            <text:p>53687090</text:p>
          </table:table-cell>
          <table:table-cell table:style-name="ce1" office:value-type="float" office:value="0.1696" calcext:value-type="float">
            <text:p>0,1696</text:p>
          </table:table-cell>
        </table:table-row>
        <table:table-row table:style-name="ro1">
          <table:table-cell table:style-name="ce1" office:value-type="float" office:value="80530635" calcext:value-type="float">
            <text:p>80530635</text:p>
          </table:table-cell>
          <table:table-cell table:style-name="ce1" office:value-type="float" office:value="0.2602" calcext:value-type="float">
            <text:p>0,2602</text:p>
          </table:table-cell>
        </table:table-row>
        <table:table-row table:style-name="ro1">
          <table:table-cell table:style-name="ce1" office:value-type="float" office:value="107374180" calcext:value-type="float">
            <text:p>107374180</text:p>
          </table:table-cell>
          <table:table-cell table:style-name="ce1" office:value-type="float" office:value="0.3424" calcext:value-type="float">
            <text:p>0,3424</text:p>
          </table:table-cell>
        </table:table-row>
        <table:table-row table:style-name="ro1">
          <table:table-cell table:style-name="ce1" office:value-type="float" office:value="134217725" calcext:value-type="float">
            <text:p>134217725</text:p>
          </table:table-cell>
          <table:table-cell table:style-name="ce1" office:value-type="float" office:value="0.4276" calcext:value-type="float">
            <text:p>0,4276</text:p>
          </table:table-cell>
        </table:table-row>
        <table:table-row table:style-name="ro1">
          <table:table-cell table:style-name="ce1" office:value-type="float" office:value="161061270" calcext:value-type="float">
            <text:p>161061270</text:p>
          </table:table-cell>
          <table:table-cell table:style-name="ce1" office:value-type="float" office:value="0.5241" calcext:value-type="float">
            <text:p>0,5241</text:p>
          </table:table-cell>
        </table:table-row>
        <table:table-row table:style-name="ro1">
          <table:table-cell table:style-name="ce1" office:value-type="float" office:value="187904815" calcext:value-type="float">
            <text:p>187904815</text:p>
          </table:table-cell>
          <table:table-cell table:style-name="ce1" office:value-type="float" office:value="0.6003" calcext:value-type="float">
            <text:p>0,6003</text:p>
          </table:table-cell>
        </table:table-row>
        <table:table-row table:style-name="ro1">
          <table:table-cell table:style-name="ce1" office:value-type="float" office:value="214748360" calcext:value-type="float">
            <text:p>214748360</text:p>
          </table:table-cell>
          <table:table-cell table:style-name="ce1" office:value-type="float" office:value="0.6872" calcext:value-type="float">
            <text:p>0,6872</text:p>
          </table:table-cell>
        </table:table-row>
        <table:table-row table:style-name="ro1">
          <table:table-cell table:style-name="ce1" office:value-type="float" office:value="241591905" calcext:value-type="float">
            <text:p>241591905</text:p>
          </table:table-cell>
          <table:table-cell table:style-name="ce1" office:value-type="float" office:value="0.7717" calcext:value-type="float">
            <text:p>0,7717</text:p>
          </table:table-cell>
        </table:table-row>
        <table:table-row table:style-name="ro1">
          <table:table-cell table:style-name="ce1" office:value-type="float" office:value="268435450" calcext:value-type="float">
            <text:p>268435450</text:p>
          </table:table-cell>
          <table:table-cell table:style-name="ce1" office:value-type="float" office:value="0.853" calcext:value-type="float">
            <text:p>0,853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0:17:02.62802574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08cm" svg:y="0.315cm" chart:style-name="ch2">
          <text:p>LinearMaxTime</text:p>
        </chart:title>
        <chart:plot-area chart:style-name="ch3" chart:data-source-has-labels="both" svg:x="1.33cm" svg:y="1.273cm" svg:width="14.35cm" svg:height="6.566cm">
          <chartooo:coordinate-region svg:x="2.057cm" svg:y="1.273cm" svg:width="13.019cm" svg:height="4.656cm"/>
          <chart:axis chart:dimension="x" chart:name="primary-x" chart:style-name="ch4" chartooo:axis-type="auto">
            <chartooo:date-scale/>
            <chart:title svg:x="7.733cm" svg:y="8.018cm" chart:style-name="ch5">
              <text:p>Array siz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5.857cm" chart:style-name="ch6">
              <text:p>Elapsed seconds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sec</text:p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</table:table-cell>
              <table:table-cell office:value-type="float" office:value="0.0854">
                <text:p>0.0854</text:p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0.1696">
                <text:p>0.1696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0.3424">
                <text:p>0.3424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0.4276">
                <text:p>0.4276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0.5241">
                <text:p>0.5241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0.6003">
                <text:p>0.6003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0.6872">
                <text:p>0.6872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0.7717">
                <text:p>0.7717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0.853">
                <text:p>0.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number-columns-repeated="7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table:number-columns-repeated="7"/>
          <table:table-cell office:value-type="float" office:value="26843545" calcext:value-type="float">
            <text:p>268435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53687090" calcext:value-type="float">
            <text:p>536870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office:value-type="float" office:value="80530635" calcext:value-type="float">
            <text:p>805306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107374180" calcext:value-type="float">
            <text:p>10737418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134217725" calcext:value-type="float">
            <text:p>1342177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float" office:value="161061270" calcext:value-type="float">
            <text:p>16106127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87904815" calcext:value-type="float">
            <text:p>18790481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14748360" calcext:value-type="float">
            <text:p>21474836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41591905" calcext:value-type="float">
            <text:p>2415919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68435450" calcext:value-type="float">
            <text:p>268435450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0:17:02.65466149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408cm" svg:y="0.315cm" chart:style-name="ch2">
          <text:p>BinaryMaxInstr</text:p>
        </chart:title>
        <chart:plot-area chart:style-name="ch3" chart:data-source-has-labels="both" svg:x="1.33cm" svg:y="1.273cm" svg:width="14.35cm" svg:height="6.566cm">
          <chartooo:coordinate-region svg:x="2.242cm" svg:y="1.273cm" svg:width="13.019cm" svg:height="4.657cm"/>
          <chart:axis chart:dimension="x" chart:name="primary-x" chart:style-name="ch4" chartooo:axis-type="auto">
            <chartooo:date-scale/>
            <chart:title svg:x="7.733cm" svg:y="8.018cm" chart:style-name="ch5">
              <text:p>Array siz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6.174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2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lapsed seconds</text:p>
          </table:table-cell>
        </table:table-row>
        <table:table-row table:style-name="ro1">
          <table:table-cell table:number-columns-repeated="7"/>
          <table:table-cell table:style-name="ce1" office:value-type="float" office:value="26843545" calcext:value-type="float">
            <text:p>2684354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53687090" calcext:value-type="float">
            <text:p>5368709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80530635" calcext:value-type="float">
            <text:p>8053063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107374180" calcext:value-type="float">
            <text:p>10737418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134217725" calcext:value-type="float">
            <text:p>13421772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161061270" calcext:value-type="float">
            <text:p>16106127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187904815" calcext:value-type="float">
            <text:p>1879048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214748360" calcext:value-type="float">
            <text:p>21474836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241591905" calcext:value-type="float">
            <text:p>2415919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1" office:value-type="float" office:value="268435450" calcext:value-type="float">
            <text:p>268435450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20:17:02.69031309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83cm" svg:height="8.034cm" xlink:href="." xlink:type="simple" chart:class="chart:line" chart:style-name="ch1">
        <chart:title svg:x="5.603cm" svg:y="0.296cm" chart:style-name="ch2">
          <text:p>LinearAvgTime</text:p>
        </chart:title>
        <chart:plot-area chart:style-name="ch3" chart:data-source-has-labels="both" svg:x="1.296cm" svg:y="1.235cm" svg:width="12.702cm" svg:height="5.658cm">
          <chartooo:coordinate-region svg:x="2.208cm" svg:y="1.235cm" svg:width="11.371cm" svg:height="3.749cm"/>
          <chart:axis chart:dimension="x" chart:name="primary-x" chart:style-name="ch4" chartooo:axis-type="auto">
            <chartooo:date-scale/>
            <chart:title svg:x="6.875cm" svg:y="7.053cm" chart:style-name="ch5">
              <text:p>Array size</text:p>
            </chart:title>
            <chart:categories table:cell-range-address="local-table.$A$2:.$A$11"/>
          </chart:axis>
          <chart:axis chart:dimension="y" chart:name="primary-y" chart:style-name="ch4">
            <chart:title svg:x="0.451cm" svg:y="5.682cm" chart:style-name="ch6">
              <text:p>Number of operations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psed sec</text:p>
              </table:table-cell>
            </table:table-row>
          </table:table-header-rows>
          <table:table-rows>
            <table:table-row>
              <table:table-cell office:value-type="float" office:value="26843545">
                <text:p>26843545</text:p>
              </table:table-cell>
              <table:table-cell office:value-type="float" office:value="0.0392">
                <text:p>0.0392</text:p>
              </table:table-cell>
            </table:table-row>
            <table:table-row>
              <table:table-cell office:value-type="float" office:value="53687090">
                <text:p>53687090</text:p>
              </table:table-cell>
              <table:table-cell office:value-type="float" office:value="0.0802">
                <text:p>0.0802</text:p>
              </table:table-cell>
            </table:table-row>
            <table:table-row>
              <table:table-cell office:value-type="float" office:value="80530635">
                <text:p>80530635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float" office:value="107374180">
                <text:p>107374180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float" office:value="134217725">
                <text:p>134217725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float" office:value="161061270">
                <text:p>161061270</text:p>
              </table:table-cell>
              <table:table-cell office:value-type="float" office:value="0.2521">
                <text:p>0.2521</text:p>
              </table:table-cell>
            </table:table-row>
            <table:table-row>
              <table:table-cell office:value-type="float" office:value="187904815">
                <text:p>187904815</text:p>
              </table:table-cell>
              <table:table-cell office:value-type="float" office:value="0.2868">
                <text:p>0.2868</text:p>
              </table:table-cell>
            </table:table-row>
            <table:table-row>
              <table:table-cell office:value-type="float" office:value="214748360">
                <text:p>214748360</text:p>
              </table:table-cell>
              <table:table-cell office:value-type="float" office:value="0.3273">
                <text:p>0.3273</text:p>
              </table:table-cell>
            </table:table-row>
            <table:table-row>
              <table:table-cell office:value-type="float" office:value="241591905">
                <text:p>241591905</text:p>
              </table:table-cell>
              <table:table-cell office:value-type="float" office:value="0.3676">
                <text:p>0.3676</text:p>
              </table:table-cell>
            </table:table-row>
            <table:table-row>
              <table:table-cell office:value-type="float" office:value="268435450">
                <text:p>268435450</text:p>
              </table:table-cell>
              <table:table-cell office:value-type="float" office:value="0.4121">
                <text:p>0.41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1mm"/>
    </style:style>
    <style:style style:name="co3" style:family="table-column">
      <style:table-column-properties fo:break-before="auto" style:column-width="26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Collected data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perations</text:p>
          </table:table-cell>
        </table:table-row>
        <table:table-row table:style-name="ro1">
          <table:table-cell table:number-columns-repeated="3"/>
          <table:table-cell office:value-type="float" office:value="26843545" calcext:value-type="float">
            <text:p>26843545</text:p>
          </table:table-cell>
          <table:table-cell office:value-type="float" office:value="13000001" calcext:value-type="float">
            <text:p>13000001</text:p>
          </table:table-cell>
        </table:table-row>
        <table:table-row table:style-name="ro1">
          <table:table-cell table:number-columns-repeated="3"/>
          <table:table-cell office:value-type="float" office:value="53687090" calcext:value-type="float">
            <text:p>53687090</text:p>
          </table:table-cell>
          <table:table-cell office:value-type="float" office:value="26500001" calcext:value-type="float">
            <text:p>26500001</text:p>
          </table:table-cell>
        </table:table-row>
        <table:table-row table:style-name="ro1">
          <table:table-cell table:number-columns-repeated="3"/>
          <table:table-cell office:value-type="float" office:value="80530635" calcext:value-type="float">
            <text:p>80530635</text:p>
          </table:table-cell>
          <table:table-cell office:value-type="float" office:value="40000001" calcext:value-type="float">
            <text:p>40000001</text:p>
          </table:table-cell>
        </table:table-row>
        <table:table-row table:style-name="ro1">
          <table:table-cell table:number-columns-repeated="3"/>
          <table:table-cell office:value-type="float" office:value="107374180" calcext:value-type="float">
            <text:p>107374180</text:p>
          </table:table-cell>
          <table:table-cell office:value-type="float" office:value="53500001" calcext:value-type="float">
            <text:p>53500001</text:p>
          </table:table-cell>
        </table:table-row>
        <table:table-row table:style-name="ro1">
          <table:table-cell table:number-columns-repeated="3"/>
          <table:table-cell office:value-type="float" office:value="134217725" calcext:value-type="float">
            <text:p>134217725</text:p>
          </table:table-cell>
          <table:table-cell office:value-type="float" office:value="67000001" calcext:value-type="float">
            <text:p>67000001</text:p>
          </table:table-cell>
        </table:table-row>
        <table:table-row table:style-name="ro1">
          <table:table-cell table:number-columns-repeated="3"/>
          <table:table-cell office:value-type="float" office:value="161061270" calcext:value-type="float">
            <text:p>161061270</text:p>
          </table:table-cell>
          <table:table-cell office:value-type="float" office:value="80500001" calcext:value-type="float">
            <text:p>80500001</text:p>
          </table:table-cell>
        </table:table-row>
        <table:table-row table:style-name="ro1">
          <table:table-cell table:number-columns-repeated="3"/>
          <table:table-cell office:value-type="float" office:value="187904815" calcext:value-type="float">
            <text:p>187904815</text:p>
          </table:table-cell>
          <table:table-cell office:value-type="float" office:value="93500001" calcext:value-type="float">
            <text:p>93500001</text:p>
          </table:table-cell>
        </table:table-row>
        <table:table-row table:style-name="ro1">
          <table:table-cell table:number-columns-repeated="3"/>
          <table:table-cell office:value-type="float" office:value="214748360" calcext:value-type="float">
            <text:p>214748360</text:p>
          </table:table-cell>
          <table:table-cell office:value-type="float" office:value="107000001" calcext:value-type="float">
            <text:p>107000001</text:p>
          </table:table-cell>
        </table:table-row>
        <table:table-row table:style-name="ro1">
          <table:table-cell table:number-columns-repeated="3"/>
          <table:table-cell office:value-type="float" office:value="241591905" calcext:value-type="float">
            <text:p>241591905</text:p>
          </table:table-cell>
          <table:table-cell office:value-type="float" office:value="120500001" calcext:value-type="float">
            <text:p>120500001</text:p>
          </table:table-cell>
        </table:table-row>
        <table:table-row table:style-name="ro1">
          <table:table-cell table:number-columns-repeated="3"/>
          <table:table-cell office:value-type="float" office:value="268435450" calcext:value-type="float">
            <text:p>268435450</text:p>
          </table:table-cell>
          <table:table-cell office:value-type="float" office:value="134000001" calcext:value-type="float">
            <text:p>13400000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.00.0000</text:date>, <text:time style:data-style-name="N2" text:time-value="18:51:56.77639852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